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arial, sans-serif"/>
    <style:font-face style:name="Monaco" svg:font-family="Monaco, Menl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12pt" officeooo:rsid="001a5599" officeooo:paragraph-rsid="001a5599" style:font-size-asian="12pt" style:font-size-complex="12pt"/>
    </style:style>
    <style:style style:name="P2" style:family="paragraph" style:parent-style-name="Preformatted_20_Text">
      <style:text-properties fo:font-size="12pt" officeooo:rsid="001a5599" officeooo:paragraph-rsid="00186c42" style:font-size-asian="12pt" style:font-size-complex="12pt"/>
    </style:style>
    <style:style style:name="P3" style:family="paragraph" style:parent-style-name="Preformatted_20_Text">
      <style:text-properties fo:font-size="12pt" officeooo:rsid="001a5599" officeooo:paragraph-rsid="001e1d9f" style:font-size-asian="12pt" style:font-size-complex="12pt"/>
    </style:style>
    <style:style style:name="P4" style:family="paragraph" style:parent-style-name="Preformatted_20_Text">
      <style:text-properties fo:font-size="12pt" officeooo:rsid="001bce73" officeooo:paragraph-rsid="001e1d9f" style:font-size-asian="12pt" style:font-size-complex="12pt"/>
    </style:style>
    <style:style style:name="P5" style:family="paragraph" style:parent-style-name="Preformatted_20_Text">
      <style:text-properties fo:font-size="12pt" officeooo:rsid="001bce73" officeooo:paragraph-rsid="001fbf89" style:font-size-asian="12pt" style:font-size-complex="12pt"/>
    </style:style>
    <style:style style:name="P6" style:family="paragraph" style:parent-style-name="Preformatted_20_Text">
      <style:text-properties fo:font-size="12pt" officeooo:rsid="001bce73" officeooo:paragraph-rsid="001bce73" style:font-size-asian="12pt" style:font-size-complex="12pt"/>
    </style:style>
    <style:style style:name="P7" style:family="paragraph" style:parent-style-name="Preformatted_20_Text">
      <style:text-properties fo:font-size="12pt" officeooo:rsid="001bce73" officeooo:paragraph-rsid="001c21ac" style:font-size-asian="12pt" style:font-size-complex="12pt"/>
    </style:style>
    <style:style style:name="P8" style:family="paragraph" style:parent-style-name="Preformatted_20_Text">
      <style:text-properties fo:font-size="12pt" officeooo:rsid="001bce73" officeooo:paragraph-rsid="00269974" style:font-size-asian="12pt" style:font-size-complex="12pt"/>
    </style:style>
    <style:style style:name="P9" style:family="paragraph" style:parent-style-name="Preformatted_20_Text">
      <style:text-properties fo:font-size="12pt" officeooo:rsid="001bce73" officeooo:paragraph-rsid="00286e75" style:font-size-asian="12pt" style:font-size-complex="12pt"/>
    </style:style>
    <style:style style:name="P10" style:family="paragraph" style:parent-style-name="Preformatted_20_Text">
      <style:text-properties fo:font-size="12pt" officeooo:rsid="001bce73" officeooo:paragraph-rsid="0029c3d0" style:font-size-asian="12pt" style:font-size-complex="12pt"/>
    </style:style>
    <style:style style:name="P11" style:family="paragraph" style:parent-style-name="Preformatted_20_Text">
      <style:text-properties fo:font-size="12pt" officeooo:rsid="001bce73" officeooo:paragraph-rsid="002ba803" style:font-size-asian="12pt" style:font-size-complex="12pt"/>
    </style:style>
    <style:style style:name="P12" style:family="paragraph" style:parent-style-name="Preformatted_20_Text">
      <style:text-properties fo:font-size="12pt" officeooo:rsid="001bce73" officeooo:paragraph-rsid="002d1f75" style:font-size-asian="12pt" style:font-size-complex="12pt"/>
    </style:style>
    <style:style style:name="P13" style:family="paragraph" style:parent-style-name="Preformatted_20_Text">
      <style:text-properties fo:font-size="12pt" officeooo:rsid="001bce73" officeooo:paragraph-rsid="002eeeee" style:font-size-asian="12pt" style:font-size-complex="12pt"/>
    </style:style>
    <style:style style:name="P14" style:family="paragraph" style:parent-style-name="Preformatted_20_Text">
      <style:text-properties fo:font-size="12pt" officeooo:rsid="001bce73" officeooo:paragraph-rsid="002fd4e8" style:font-size-asian="12pt" style:font-size-complex="12pt"/>
    </style:style>
    <style:style style:name="P15" style:family="paragraph" style:parent-style-name="Preformatted_20_Text">
      <style:text-properties fo:font-size="12pt" officeooo:rsid="001bce73" officeooo:paragraph-rsid="003120dd" style:font-size-asian="12pt" style:font-size-complex="12pt"/>
    </style:style>
    <style:style style:name="P16" style:family="paragraph" style:parent-style-name="Preformatted_20_Text">
      <style:text-properties fo:font-size="12pt" officeooo:rsid="001bce73" officeooo:paragraph-rsid="00351757" style:font-size-asian="12pt" style:font-size-complex="12pt"/>
    </style:style>
    <style:style style:name="P17" style:family="paragraph" style:parent-style-name="Preformatted_20_Text">
      <style:text-properties fo:font-size="12pt" officeooo:rsid="001bce73" officeooo:paragraph-rsid="00360123" style:font-size-asian="12pt" style:font-size-complex="12pt"/>
    </style:style>
    <style:style style:name="P18" style:family="paragraph" style:parent-style-name="Preformatted_20_Text">
      <style:text-properties fo:font-size="12pt" officeooo:rsid="001bce73" officeooo:paragraph-rsid="0039d126" style:font-size-asian="12pt" style:font-size-complex="12pt"/>
    </style:style>
    <style:style style:name="P19" style:family="paragraph" style:parent-style-name="Preformatted_20_Text">
      <style:text-properties fo:font-size="12pt" officeooo:rsid="001bce73" officeooo:paragraph-rsid="003b6e5d" style:font-size-asian="12pt" style:font-size-complex="12pt"/>
    </style:style>
    <style:style style:name="P20" style:family="paragraph" style:parent-style-name="Preformatted_20_Text">
      <style:text-properties fo:font-size="12pt" officeooo:rsid="001bce73" officeooo:paragraph-rsid="003d99a8" style:font-size-asian="12pt" style:font-size-complex="12pt"/>
    </style:style>
    <style:style style:name="P21" style:family="paragraph" style:parent-style-name="Preformatted_20_Text">
      <style:text-properties fo:font-size="12pt" officeooo:rsid="001bce73" officeooo:paragraph-rsid="0040ff98" style:font-size-asian="12pt" style:font-size-complex="12pt"/>
    </style:style>
    <style:style style:name="P22" style:family="paragraph" style:parent-style-name="Preformatted_20_Text">
      <style:text-properties fo:font-size="12pt" officeooo:rsid="001bce73" officeooo:paragraph-rsid="00446825" style:font-size-asian="12pt" style:font-size-complex="12pt"/>
    </style:style>
    <style:style style:name="P23" style:family="paragraph" style:parent-style-name="Preformatted_20_Text">
      <style:text-properties fo:font-size="12pt" officeooo:rsid="001bce73" officeooo:paragraph-rsid="0045c224" style:font-size-asian="12pt" style:font-size-complex="12pt"/>
    </style:style>
    <style:style style:name="P24" style:family="paragraph" style:parent-style-name="Preformatted_20_Text">
      <style:text-properties fo:font-size="12pt" officeooo:rsid="001bce73" officeooo:paragraph-rsid="0054c08a" style:font-size-asian="12pt" style:font-size-complex="12pt"/>
    </style:style>
    <style:style style:name="P25" style:family="paragraph" style:parent-style-name="Preformatted_20_Text">
      <style:text-properties fo:font-size="12pt" officeooo:rsid="001bce73" officeooo:paragraph-rsid="005af0dc" style:font-size-asian="12pt" style:font-size-complex="12pt"/>
    </style:style>
    <style:style style:name="P26" style:family="paragraph" style:parent-style-name="Preformatted_20_Text">
      <style:text-properties fo:font-size="12pt" officeooo:rsid="001bce73" officeooo:paragraph-rsid="0060062e" style:font-size-asian="12pt" style:font-size-complex="12pt"/>
    </style:style>
    <style:style style:name="P27" style:family="paragraph" style:parent-style-name="Preformatted_20_Text">
      <style:text-properties fo:font-size="12pt" officeooo:rsid="001bce73" officeooo:paragraph-rsid="0066e47f" style:font-size-asian="12pt" style:font-size-complex="12pt"/>
    </style:style>
    <style:style style:name="P28" style:family="paragraph" style:parent-style-name="Preformatted_20_Text">
      <style:text-properties fo:font-size="12pt" officeooo:rsid="001bce73" officeooo:paragraph-rsid="00707056" style:font-size-asian="12pt" style:font-size-complex="12pt"/>
    </style:style>
    <style:style style:name="P29" style:family="paragraph" style:parent-style-name="Preformatted_20_Text">
      <style:text-properties fo:font-size="12pt" officeooo:rsid="001bce73" officeooo:paragraph-rsid="00829b7b" style:font-size-asian="12pt" style:font-size-complex="12pt"/>
    </style:style>
    <style:style style:name="P30" style:family="paragraph" style:parent-style-name="Preformatted_20_Text">
      <style:text-properties fo:font-size="12pt" officeooo:rsid="001bce73" officeooo:paragraph-rsid="00a28a1e" style:font-size-asian="12pt" style:font-size-complex="12pt"/>
    </style:style>
    <style:style style:name="P31" style:family="paragraph" style:parent-style-name="Preformatted_20_Text">
      <style:text-properties fo:font-size="12pt" officeooo:rsid="001e1d9f" officeooo:paragraph-rsid="001e1d9f" style:font-size-asian="12pt" style:font-size-complex="12pt"/>
    </style:style>
    <style:style style:name="P32" style:family="paragraph" style:parent-style-name="Preformatted_20_Text">
      <style:text-properties fo:font-size="12pt" officeooo:rsid="001fbf89" officeooo:paragraph-rsid="001fbf89" style:font-size-asian="12pt" style:font-size-complex="12pt"/>
    </style:style>
    <style:style style:name="P33" style:family="paragraph" style:parent-style-name="Preformatted_20_Text">
      <style:text-properties fo:font-size="12pt" officeooo:rsid="001ce189" officeooo:paragraph-rsid="001fbf89" style:font-size-asian="12pt" style:font-size-complex="12pt"/>
    </style:style>
    <style:style style:name="P34" style:family="paragraph" style:parent-style-name="Preformatted_20_Text">
      <style:text-properties fo:font-size="12pt" officeooo:rsid="0020cd4f" officeooo:paragraph-rsid="0020cd4f" style:font-size-asian="12pt" style:font-size-complex="12pt"/>
    </style:style>
    <style:style style:name="P35" style:family="paragraph" style:parent-style-name="Preformatted_20_Text">
      <style:text-properties fo:font-size="12pt" officeooo:rsid="0021989a" officeooo:paragraph-rsid="0021989a" style:font-size-asian="12pt" style:font-size-complex="12pt"/>
    </style:style>
    <style:style style:name="P36" style:family="paragraph" style:parent-style-name="Preformatted_20_Text">
      <style:text-properties fo:font-size="12pt" officeooo:rsid="0022b9e2" officeooo:paragraph-rsid="0022b9e2" style:font-size-asian="12pt" style:font-size-complex="12pt"/>
    </style:style>
    <style:style style:name="P37" style:family="paragraph" style:parent-style-name="Preformatted_20_Text">
      <style:text-properties fo:font-size="12pt" officeooo:rsid="0029c3d0" officeooo:paragraph-rsid="0029c3d0" style:font-size-asian="12pt" style:font-size-complex="12pt"/>
    </style:style>
    <style:style style:name="P38" style:family="paragraph" style:parent-style-name="Preformatted_20_Text">
      <style:text-properties fo:font-size="12pt" officeooo:rsid="0029c3d0" officeooo:paragraph-rsid="002ba803" style:font-size-asian="12pt" style:font-size-complex="12pt"/>
    </style:style>
    <style:style style:name="P39" style:family="paragraph" style:parent-style-name="Preformatted_20_Text">
      <style:text-properties fo:font-size="12pt" officeooo:rsid="002ba803" officeooo:paragraph-rsid="002ba803" style:font-size-asian="12pt" style:font-size-complex="12pt"/>
    </style:style>
    <style:style style:name="P40" style:family="paragraph" style:parent-style-name="Preformatted_20_Text">
      <style:text-properties fo:font-size="12pt" officeooo:rsid="00021224" officeooo:paragraph-rsid="002d1f75" style:font-size-asian="12pt" style:font-size-complex="12pt"/>
    </style:style>
    <style:style style:name="P41" style:family="paragraph" style:parent-style-name="Preformatted_20_Text">
      <style:text-properties fo:font-size="12pt" officeooo:paragraph-rsid="002d1f75" style:font-size-asian="12pt" style:font-size-complex="12pt"/>
    </style:style>
    <style:style style:name="P42" style:family="paragraph" style:parent-style-name="Preformatted_20_Text">
      <style:text-properties fo:font-size="12pt" officeooo:rsid="002d1f75" officeooo:paragraph-rsid="002d1f75" style:font-size-asian="12pt" style:font-size-complex="12pt"/>
    </style:style>
    <style:style style:name="P43" style:family="paragraph" style:parent-style-name="Preformatted_20_Text">
      <style:text-properties fo:font-size="12pt" officeooo:rsid="002ee9e5" officeooo:paragraph-rsid="002ee9e5" style:font-size-asian="12pt" style:font-size-complex="12pt"/>
    </style:style>
    <style:style style:name="P44" style:family="paragraph" style:parent-style-name="Preformatted_20_Text">
      <style:text-properties fo:font-size="12pt" officeooo:rsid="002eeeee" officeooo:paragraph-rsid="002eeeee" style:font-size-asian="12pt" style:font-size-complex="12pt"/>
    </style:style>
    <style:style style:name="P45" style:family="paragraph" style:parent-style-name="Preformatted_20_Text">
      <style:text-properties fo:font-size="12pt" officeooo:rsid="002f89fb" officeooo:paragraph-rsid="002f89fb" style:font-size-asian="12pt" style:font-size-complex="12pt"/>
    </style:style>
    <style:style style:name="P46" style:family="paragraph" style:parent-style-name="Preformatted_20_Text">
      <style:text-properties fo:font-size="12pt" officeooo:rsid="002fd4e8" officeooo:paragraph-rsid="002fd4e8" style:font-size-asian="12pt" style:font-size-complex="12pt"/>
    </style:style>
    <style:style style:name="P47" style:family="paragraph" style:parent-style-name="Preformatted_20_Text">
      <style:text-properties fo:font-size="12pt" officeooo:rsid="002fff8c" officeooo:paragraph-rsid="002fff8c" style:font-size-asian="12pt" style:font-size-complex="12pt"/>
    </style:style>
    <style:style style:name="P48" style:family="paragraph" style:parent-style-name="Preformatted_20_Text">
      <style:text-properties fo:font-size="12pt" officeooo:rsid="003120dd" officeooo:paragraph-rsid="003120dd" style:font-size-asian="12pt" style:font-size-complex="12pt"/>
    </style:style>
    <style:style style:name="P49" style:family="paragraph" style:parent-style-name="Preformatted_20_Text">
      <style:text-properties fo:font-size="12pt" officeooo:paragraph-rsid="003120dd" style:font-size-asian="12pt" style:font-size-complex="12pt"/>
    </style:style>
    <style:style style:name="P50" style:family="paragraph" style:parent-style-name="Preformatted_20_Text">
      <style:text-properties fo:font-size="12pt" officeooo:rsid="00329179" officeooo:paragraph-rsid="001bce73" style:font-size-asian="12pt" style:font-size-complex="12pt"/>
    </style:style>
    <style:style style:name="P51" style:family="paragraph" style:parent-style-name="Preformatted_20_Text">
      <style:text-properties fo:font-size="12pt" officeooo:rsid="003366fa" officeooo:paragraph-rsid="003366fa" style:font-size-asian="12pt" style:font-size-complex="12pt"/>
    </style:style>
    <style:style style:name="P52" style:family="paragraph" style:parent-style-name="Preformatted_20_Text">
      <style:text-properties fo:font-size="12pt" officeooo:rsid="0060062e" officeooo:paragraph-rsid="0060062e" style:font-size-asian="12pt" style:font-size-complex="12pt"/>
    </style:style>
    <style:style style:name="P53" style:family="paragraph" style:parent-style-name="Preformatted_20_Text">
      <style:text-properties fo:font-size="12pt" officeooo:rsid="004c0e6d" officeooo:paragraph-rsid="001bce73" style:font-size-asian="12pt" style:font-size-complex="12pt"/>
    </style:style>
    <style:style style:name="P54" style:family="paragraph" style:parent-style-name="Preformatted_20_Text">
      <style:text-properties fo:font-size="12pt" officeooo:rsid="004d2534" officeooo:paragraph-rsid="001bce73" style:font-size-asian="12pt" style:font-size-complex="12pt"/>
    </style:style>
    <style:style style:name="P55" style:family="paragraph" style:parent-style-name="Preformatted_20_Text">
      <style:text-properties fo:font-size="12pt" officeooo:rsid="0066e47f" officeooo:paragraph-rsid="0066e47f" style:font-size-asian="12pt" style:font-size-complex="12pt"/>
    </style:style>
    <style:style style:name="P56" style:family="paragraph" style:parent-style-name="Preformatted_20_Text">
      <style:text-properties fo:font-size="12pt" officeooo:rsid="0069bc90" officeooo:paragraph-rsid="001bce73" style:font-size-asian="12pt" style:font-size-complex="12pt"/>
    </style:style>
    <style:style style:name="P57" style:family="paragraph" style:parent-style-name="Preformatted_20_Text">
      <style:text-properties fo:font-size="12pt" officeooo:rsid="007d3ea4" officeooo:paragraph-rsid="007d3ea4" style:font-size-asian="12pt" style:font-size-complex="12pt"/>
    </style:style>
    <style:style style:name="P58" style:family="paragraph" style:parent-style-name="Preformatted_20_Text">
      <style:text-properties fo:font-size="12pt" officeooo:rsid="007f11be" officeooo:paragraph-rsid="007f11be" style:font-size-asian="12pt" style:font-size-complex="12pt"/>
    </style:style>
    <style:style style:name="P59" style:family="paragraph" style:parent-style-name="Preformatted_20_Text">
      <style:text-properties fo:font-size="12pt" officeooo:rsid="00829b7b" officeooo:paragraph-rsid="00829b7b" style:font-size-asian="12pt" style:font-size-complex="12pt"/>
    </style:style>
    <style:style style:name="P60" style:family="paragraph" style:parent-style-name="Preformatted_20_Text">
      <style:text-properties fo:font-size="12pt" officeooo:rsid="0084fbae" officeooo:paragraph-rsid="0084fbae" style:font-size-asian="12pt" style:font-size-complex="12pt"/>
    </style:style>
    <style:style style:name="P61" style:family="paragraph" style:parent-style-name="Preformatted_20_Text">
      <style:text-properties fo:font-size="12pt" officeooo:rsid="0075c0c3" officeooo:paragraph-rsid="001bce73" style:font-size-asian="12pt" style:font-size-complex="12pt"/>
    </style:style>
    <style:style style:name="P62" style:family="paragraph" style:parent-style-name="Preformatted_20_Text">
      <style:text-properties fo:font-size="12pt" officeooo:rsid="0095997f" officeooo:paragraph-rsid="0095997f" style:font-size-asian="12pt" style:font-size-complex="12pt"/>
    </style:style>
    <style:style style:name="P63" style:family="paragraph" style:parent-style-name="Preformatted_20_Text">
      <style:text-properties fo:font-size="12pt" officeooo:rsid="00ab4c27" officeooo:paragraph-rsid="00ab4c27" style:font-size-asian="12pt" style:font-size-complex="12pt"/>
    </style:style>
    <style:style style:name="P64" style:family="paragraph" style:parent-style-name="Preformatted_20_Text">
      <style:text-properties fo:font-size="12pt" officeooo:paragraph-rsid="001bce73" style:font-size-asian="12pt" style:font-size-complex="12pt"/>
    </style:style>
    <style:style style:name="P65" style:family="paragraph" style:parent-style-name="Preformatted_20_Text">
      <style:text-properties fo:font-size="12pt" officeooo:rsid="00b8fb42" officeooo:paragraph-rsid="00b8fb42" style:font-size-asian="12pt" style:font-size-complex="12pt"/>
    </style:style>
    <style:style style:name="P66" style:family="paragraph" style:parent-style-name="Preformatted_20_Text">
      <style:text-properties fo:font-size="12pt" style:text-underline-style="solid" style:text-underline-type="double" style:text-underline-width="auto" style:text-underline-color="font-color" officeooo:rsid="0022b9e2" officeooo:paragraph-rsid="0022b9e2" style:font-size-asian="12pt" style:font-size-complex="12pt"/>
    </style:style>
    <style:style style:name="P67" style:family="paragraph" style:parent-style-name="Preformatted_20_Text">
      <style:text-properties fo:font-size="12pt" fo:font-weight="bold" officeooo:rsid="001bce73" officeooo:paragraph-rsid="001bce73" style:font-size-asian="12pt" style:font-weight-asian="bold" style:font-size-complex="12pt" style:font-weight-complex="bold"/>
    </style:style>
    <style:style style:name="P68" style:family="paragraph" style:parent-style-name="Preformatted_20_Text">
      <style:text-properties fo:font-size="12pt" fo:font-weight="bold" officeooo:rsid="001bce73" officeooo:paragraph-rsid="002fd4e8" style:font-size-asian="12pt" style:font-weight-asian="bold" style:font-size-complex="12pt" style:font-weight-complex="bold"/>
    </style:style>
    <style:style style:name="P69" style:family="paragraph" style:parent-style-name="Preformatted_20_Text">
      <style:text-properties fo:font-size="12pt" fo:font-weight="bold" officeooo:rsid="00829b7b" officeooo:paragraph-rsid="00829b7b" style:font-size-asian="12pt" style:font-weight-asian="bold" style:font-size-complex="12pt" style:font-weight-complex="bold"/>
    </style:style>
    <style:style style:name="P70" style:family="paragraph" style:parent-style-name="Preformatted_20_Text">
      <style:text-properties fo:font-size="12pt" style:text-underline-style="solid" style:text-underline-width="auto" style:text-underline-color="font-color" officeooo:rsid="001bce73" officeooo:paragraph-rsid="00829b7b" style:font-size-asian="12pt" style:font-size-complex="12pt"/>
    </style:style>
    <style:style style:name="P71" style:family="paragraph" style:parent-style-name="Preformatted_20_Text">
      <style:text-properties fo:font-size="12pt" style:text-underline-style="none" officeooo:rsid="0084fbae" officeooo:paragraph-rsid="0084fbae" style:font-size-asian="12pt" style:font-size-complex="12pt"/>
    </style:style>
    <style:style style:name="P72" style:family="paragraph" style:parent-style-name="Preformatted_20_Text">
      <style:text-properties officeooo:paragraph-rsid="00269974"/>
    </style:style>
    <style:style style:name="P73" style:family="paragraph" style:parent-style-name="Preformatted_20_Text">
      <style:text-properties officeooo:paragraph-rsid="001bce73"/>
    </style:style>
    <style:style style:name="P74" style:family="paragraph" style:parent-style-name="Preformatted_20_Text">
      <style:text-properties officeooo:paragraph-rsid="003d99a8"/>
    </style:style>
    <style:style style:name="P75" style:family="paragraph" style:parent-style-name="Preformatted_20_Text">
      <style:text-properties officeooo:paragraph-rsid="0040ff98"/>
    </style:style>
    <style:style style:name="P76" style:family="paragraph" style:parent-style-name="Preformatted_20_Text">
      <style:text-properties officeooo:paragraph-rsid="005051a0"/>
    </style:style>
    <style:style style:name="P77" style:family="paragraph" style:parent-style-name="Preformatted_20_Text">
      <style:text-properties officeooo:paragraph-rsid="0086a814"/>
    </style:style>
    <style:style style:name="P78" style:family="paragraph" style:parent-style-name="Preformatted_20_Text">
      <style:text-properties officeooo:paragraph-rsid="00c05adc"/>
    </style:style>
    <style:style style:name="P79" style:family="paragraph" style:parent-style-name="Preformatted_20_Text">
      <style:text-properties officeooo:paragraph-rsid="001a5599"/>
    </style:style>
    <style:style style:name="P80" style:family="paragraph" style:parent-style-name="Preformatted_20_Text">
      <style:text-properties officeooo:paragraph-rsid="00c29dc4"/>
    </style:style>
    <style:style style:name="P81" style:family="paragraph" style:parent-style-name="Preformatted_20_Text">
      <style:paragraph-properties fo:margin-top="0cm" fo:margin-bottom="0.499cm" loext:contextual-spacing="false"/>
    </style:style>
    <style:style style:name="P82" style:family="paragraph" style:parent-style-name="Table_20_Contents">
      <style:text-properties style:font-name="Liberation Mono" fo:font-size="12pt" officeooo:rsid="002d756b" officeooo:paragraph-rsid="002d756b" style:font-name-asian="Nimbus Mono L" style:font-size-asian="12pt" style:font-name-complex="Liberation Mono" style:font-size-complex="12pt"/>
    </style:style>
    <style:style style:name="P83" style:family="paragraph" style:parent-style-name="Table_20_Contents">
      <style:text-properties style:font-name="Liberation Mono" fo:font-size="12pt" officeooo:rsid="002e030e" officeooo:paragraph-rsid="002e030e" style:font-name-asian="Nimbus Mono L" style:font-size-asian="12pt" style:font-name-complex="Liberation Mono" style:font-size-complex="12pt"/>
    </style:style>
    <style:style style:name="P84" style:family="paragraph" style:parent-style-name="Table_20_Contents">
      <style:text-properties style:font-name="Liberation Mono" fo:font-size="12pt" officeooo:rsid="002ee9e5" officeooo:paragraph-rsid="002ee9e5" style:font-name-asian="Nimbus Mono L" style:font-size-asian="12pt" style:font-name-complex="Liberation Mono" style:font-size-complex="12pt"/>
    </style:style>
    <style:style style:name="P85" style:family="paragraph" style:parent-style-name="Table_20_Contents">
      <style:text-properties officeooo:paragraph-rsid="002e030e"/>
    </style:style>
    <style:style style:name="P86" style:family="paragraph" style:parent-style-name="Text_20_body" style:list-style-name="L2">
      <style:text-properties fo:font-size="12pt" style:font-size-asian="12pt" style:font-size-complex="12pt"/>
    </style:style>
    <style:style style:name="P87" style:family="paragraph" style:parent-style-name="Text_20_body" style:list-style-name="L2">
      <style:paragraph-properties fo:margin-top="0cm" fo:margin-bottom="0cm" loext:contextual-spacing="false"/>
      <style:text-properties fo:font-size="12pt" style:font-size-asian="12pt" style:font-size-complex="12pt"/>
    </style:style>
    <style:style style:name="P88" style:family="paragraph" style:parent-style-name="Preformatted_20_Text">
      <style:text-properties fo:font-size="12pt" style:font-size-asian="12pt" style:font-size-complex="12pt"/>
    </style:style>
    <style:style style:name="P89" style:family="paragraph" style:parent-style-name="Preformatted_20_Text" style:list-style-name="L1">
      <style:text-properties fo:font-size="12pt" officeooo:rsid="001bce73" officeooo:paragraph-rsid="001fbf89" style:font-size-asian="12pt" style:font-size-complex="12pt"/>
    </style:style>
    <style:style style:name="P90" style:family="paragraph" style:parent-style-name="Preformatted_20_Text">
      <style:text-properties fo:font-size="12pt" officeooo:rsid="00bd8b1d" officeooo:paragraph-rsid="00c05adc" style:font-size-asian="12pt" style:font-size-complex="12pt"/>
    </style:style>
    <style:style style:name="P91" style:family="paragraph" style:parent-style-name="Preformatted_20_Text">
      <style:text-properties fo:font-size="12pt" officeooo:rsid="00bd8b1d" officeooo:paragraph-rsid="00bd8b1d" style:font-size-asian="12pt" style:font-size-complex="12pt"/>
    </style:style>
    <style:style style:name="P92" style:family="paragraph" style:parent-style-name="Preformatted_20_Text">
      <style:text-properties fo:font-size="12pt" officeooo:rsid="00c29dc4" officeooo:paragraph-rsid="00c29dc4" style:font-size-asian="12pt" style:font-size-complex="12pt"/>
    </style:style>
    <style:style style:name="P93" style:family="paragraph" style:parent-style-name="Preformatted_20_Text">
      <style:text-properties fo:font-size="12pt" officeooo:rsid="00186c42" officeooo:paragraph-rsid="00186c42" style:font-size-asian="12pt" style:font-size-complex="12pt"/>
    </style:style>
    <style:style style:name="P94" style:family="paragraph" style:parent-style-name="Preformatted_20_Text">
      <style:text-properties fo:font-size="12pt" officeooo:rsid="001a5599" officeooo:paragraph-rsid="001a5599" style:font-size-asian="12pt" style:font-size-complex="12pt"/>
    </style:style>
    <style:style style:name="P95" style:family="paragraph" style:parent-style-name="Preformatted_20_Text">
      <style:text-properties fo:font-size="12pt" officeooo:paragraph-rsid="00269974" style:font-size-asian="12pt" style:font-size-complex="12pt"/>
    </style:style>
    <style:style style:name="P96" style:family="paragraph" style:parent-style-name="Preformatted_20_Text">
      <style:text-properties fo:font-size="12pt" officeooo:rsid="00269974" officeooo:paragraph-rsid="00269974" style:font-size-asian="12pt" style:font-size-complex="12pt"/>
    </style:style>
    <style:style style:name="P97" style:family="paragraph" style:parent-style-name="Preformatted_20_Text">
      <style:text-properties fo:font-size="12pt" officeooo:paragraph-rsid="002fff8c" style:font-size-asian="12pt" style:font-size-complex="12pt"/>
    </style:style>
    <style:style style:name="P98" style:family="paragraph" style:parent-style-name="Preformatted_20_Text">
      <style:text-properties fo:font-size="12pt" officeooo:paragraph-rsid="003120dd" style:font-size-asian="12pt" style:font-size-complex="12pt"/>
    </style:style>
    <style:style style:name="P99" style:family="paragraph" style:parent-style-name="Preformatted_20_Text">
      <style:text-properties fo:font-size="12pt" officeooo:paragraph-rsid="001bce73" style:font-size-asian="12pt" style:font-size-complex="12pt"/>
    </style:style>
    <style:style style:name="P100" style:family="paragraph" style:parent-style-name="Preformatted_20_Text">
      <style:text-properties fo:font-size="12pt" officeooo:rsid="003366fa" officeooo:paragraph-rsid="003366fa" style:font-size-asian="12pt" style:font-size-complex="12pt"/>
    </style:style>
    <style:style style:name="P101" style:family="paragraph" style:parent-style-name="Preformatted_20_Text">
      <style:text-properties fo:font-size="12pt" officeooo:paragraph-rsid="00707056" style:font-size-asian="12pt" style:font-size-complex="12pt"/>
    </style:style>
    <style:style style:name="P102" style:family="paragraph" style:parent-style-name="Preformatted_20_Text">
      <style:text-properties fo:font-size="12pt" officeooo:paragraph-rsid="0086a814" style:font-size-asian="12pt" style:font-size-complex="12pt"/>
    </style:style>
    <style:style style:name="P103" style:family="paragraph" style:parent-style-name="Preformatted_20_Text">
      <style:paragraph-properties fo:margin-top="0cm" fo:margin-bottom="0.499cm" loext:contextual-spacing="false"/>
      <style:text-properties fo:font-size="12pt" style:font-size-asian="12pt" style:font-size-complex="12pt"/>
    </style:style>
    <style:style style:name="T1" style:family="text">
      <style:text-properties officeooo:rsid="001bce73"/>
    </style:style>
    <style:style style:name="T2" style:family="text">
      <style:text-properties officeooo:rsid="001ce189"/>
    </style:style>
    <style:style style:name="T3" style:family="text">
      <style:text-properties officeooo:rsid="001e1d9f"/>
    </style:style>
    <style:style style:name="T4" style:family="text">
      <style:text-properties officeooo:rsid="001fbf89"/>
    </style:style>
    <style:style style:name="T5" style:family="text">
      <style:text-properties officeooo:rsid="0022b9e2"/>
    </style:style>
    <style:style style:name="T6" style:family="text">
      <style:text-properties officeooo:rsid="002489d2"/>
    </style:style>
    <style:style style:name="T7" style:family="text">
      <style:text-properties fo:font-variant="normal" fo:text-transform="none" fo:color="#211922" style:font-name="Lato" fo:font-size="13.5pt" fo:letter-spacing="normal" fo:font-style="normal" fo:font-weight="normal"/>
    </style:style>
    <style:style style:name="T8" style:family="text">
      <style:text-properties fo:font-variant="normal" fo:text-transform="none" fo:color="#211922" style:font-name="Lato" fo:font-size="13.5pt" fo:letter-spacing="normal" fo:font-style="normal" fo:font-weight="normal" officeooo:rsid="00269974"/>
    </style:style>
    <style:style style:name="T9" style:family="text">
      <style:text-properties fo:font-variant="normal" fo:text-transform="none" fo:color="#211922" style:font-name="Lato" fo:letter-spacing="normal" fo:font-style="normal" fo:font-weight="normal"/>
    </style:style>
    <style:style style:name="T10" style:family="text">
      <style:text-properties fo:font-variant="normal" fo:text-transform="none" fo:color="#211922" style:font-name="Lato" fo:letter-spacing="normal" fo:font-style="normal" fo:font-weight="normal" officeooo:rsid="00269974"/>
    </style:style>
    <style:style style:name="T11" style:family="text">
      <style:text-properties fo:font-variant="normal" fo:text-transform="none" fo:color="#211922" style:font-name="Lato" fo:font-size="12pt" fo:letter-spacing="normal" fo:font-style="normal" fo:font-weight="normal" officeooo:rsid="00269974" style:font-size-asian="12pt" style:font-size-complex="12pt"/>
    </style:style>
    <style:style style:name="T12" style:family="text">
      <style:text-properties fo:font-variant="normal" fo:text-transform="none" fo:color="#211922" style:text-line-through-style="none" style:text-line-through-type="none" style:font-name="Lato" fo:font-size="13.5pt" fo:letter-spacing="normal" fo:font-style="normal" style:text-underline-style="none" fo:font-weight="normal" style:text-blinking="false"/>
    </style:style>
    <style:style style:name="T13" style:family="text">
      <style:text-properties fo:font-variant="normal" fo:text-transform="none" fo:color="#211922" style:text-line-through-style="none" style:text-line-through-type="none" style:font-name="Lato" fo:letter-spacing="normal" fo:font-style="normal" style:text-underline-style="none" fo:font-weight="normal" style:text-blinking="false"/>
    </style:style>
    <style:style style:name="T14" style:family="text">
      <style:text-properties fo:font-variant="normal" fo:text-transform="none" fo:color="#dd1144" style:font-name="Monaco" fo:font-size="9pt" fo:letter-spacing="normal" fo:font-style="normal" fo:font-weight="normal" officeooo:rsid="00269974" fo:background-color="#f7f7f9" loext:char-shading-value="0" loext:padding-left="0.106cm" loext:padding-right="0.106cm" loext:padding-top="0.053cm" loext:padding-bottom="0.053cm" loext:border="0.06pt solid #e1e1e8"/>
    </style:style>
    <style:style style:name="T15" style:family="text">
      <style:text-properties fo:font-variant="normal" fo:text-transform="none" fo:color="#dd1144" style:font-name="Monaco" fo:letter-spacing="normal" fo:font-style="normal" fo:font-weight="normal" officeooo:rsid="00269974" fo:background-color="#f7f7f9" loext:char-shading-value="0" loext:padding-left="0.106cm" loext:padding-right="0.106cm" loext:padding-top="0.053cm" loext:padding-bottom="0.053cm" loext:border="0.06pt solid #e1e1e8"/>
    </style:style>
    <style:style style:name="T16" style:family="text">
      <style:text-properties fo:font-variant="normal" fo:text-transform="none" fo:color="#dd1144" style:font-name="Monaco" fo:font-size="12pt" fo:letter-spacing="normal" fo:font-style="normal" fo:font-weight="normal" officeooo:rsid="00269974" fo:background-color="#f7f7f9" loext:char-shading-value="0" style:font-size-asian="12pt" style:font-size-complex="12pt" loext:padding-left="0.106cm" loext:padding-right="0.106cm" loext:padding-top="0.053cm" loext:padding-bottom="0.053cm" loext:border="0.06pt solid #e1e1e8"/>
    </style:style>
    <style:style style:name="T17" style:family="text">
      <style:text-properties officeooo:rsid="001bce73" style:font-size-asian="12pt" style:font-size-complex="12pt"/>
    </style:style>
    <style:style style:name="T18" style:family="text">
      <style:text-properties officeooo:rsid="00269974"/>
    </style:style>
    <style:style style:name="T19" style:family="text">
      <style:text-properties officeooo:rsid="00286e75"/>
    </style:style>
    <style:style style:name="T20" style:family="text">
      <style:text-properties officeooo:rsid="0029c3d0"/>
    </style:style>
    <style:style style:name="T21" style:family="text">
      <style:text-properties fo:font-size="12pt" style:font-size-asian="12pt" style:font-size-complex="12pt"/>
    </style:style>
    <style:style style:name="T22" style:family="text">
      <style:text-properties fo:font-size="12pt" officeooo:rsid="001bce73" style:font-size-asian="12pt" style:font-size-complex="12pt"/>
    </style:style>
    <style:style style:name="T23" style:family="text">
      <style:text-properties fo:font-size="12pt" officeooo:rsid="002fff8c" style:font-size-asian="12pt" style:font-size-complex="12pt"/>
    </style:style>
    <style:style style:name="T24" style:family="text">
      <style:text-properties fo:font-size="12pt" officeooo:rsid="003120dd" style:font-size-asian="12pt" style:font-size-complex="12pt"/>
    </style:style>
    <style:style style:name="T25" style:family="text">
      <style:text-properties fo:font-size="12pt" officeooo:rsid="0036f975" style:font-size-asian="12pt" style:font-size-complex="12pt"/>
    </style:style>
    <style:style style:name="T26" style:family="text">
      <style:text-properties fo:font-size="12pt" officeooo:rsid="003d1dd6" style:font-size-asian="12pt" style:font-size-complex="12pt"/>
    </style:style>
    <style:style style:name="T27" style:family="text">
      <style:text-properties fo:font-size="12pt" officeooo:rsid="003d99a8" style:font-size-asian="12pt" style:font-size-complex="12pt"/>
    </style:style>
    <style:style style:name="T28" style:family="text">
      <style:text-properties fo:font-size="12pt" officeooo:rsid="003f54aa" style:font-size-asian="12pt" style:font-size-complex="12pt"/>
    </style:style>
    <style:style style:name="T29" style:family="text">
      <style:text-properties fo:font-size="12pt" officeooo:rsid="003f664e" style:font-size-asian="12pt" style:font-size-complex="12pt"/>
    </style:style>
    <style:style style:name="T30" style:family="text">
      <style:text-properties fo:font-size="12pt" officeooo:rsid="004a78cd" style:font-size-asian="12pt" style:font-size-complex="12pt"/>
    </style:style>
    <style:style style:name="T31" style:family="text">
      <style:text-properties fo:font-size="12pt" officeooo:rsid="004be034" style:font-size-asian="12pt" style:font-size-complex="12pt"/>
    </style:style>
    <style:style style:name="T32" style:family="text">
      <style:text-properties fo:font-size="12pt" officeooo:rsid="004c0e6d" style:font-size-asian="12pt" style:font-size-complex="12pt"/>
    </style:style>
    <style:style style:name="T33" style:family="text">
      <style:text-properties fo:font-size="12pt" officeooo:rsid="004d2534" style:font-size-asian="12pt" style:font-size-complex="12pt"/>
    </style:style>
    <style:style style:name="T34" style:family="text">
      <style:text-properties fo:font-size="12pt" officeooo:rsid="004f0fe0" style:font-size-asian="12pt" style:font-size-complex="12pt"/>
    </style:style>
    <style:style style:name="T35" style:family="text">
      <style:text-properties fo:font-size="12pt" officeooo:rsid="004f4ac7" style:font-size-asian="12pt" style:font-size-complex="12pt"/>
    </style:style>
    <style:style style:name="T36" style:family="text">
      <style:text-properties fo:font-size="12pt" officeooo:rsid="005051a0" style:font-size-asian="12pt" style:font-size-complex="12pt"/>
    </style:style>
    <style:style style:name="T37" style:family="text">
      <style:text-properties fo:font-size="12pt" officeooo:rsid="0051c812" style:font-size-asian="12pt" style:font-size-complex="12pt"/>
    </style:style>
    <style:style style:name="T38" style:family="text">
      <style:text-properties fo:font-size="12pt" officeooo:rsid="0069bc90" style:font-size-asian="12pt" style:font-size-complex="12pt"/>
    </style:style>
    <style:style style:name="T39" style:family="text">
      <style:text-properties fo:font-size="12pt" officeooo:rsid="0075c0c3" style:font-size-asian="12pt" style:font-size-complex="12pt"/>
    </style:style>
    <style:style style:name="T40" style:family="text">
      <style:text-properties fo:font-size="12pt" officeooo:rsid="00771b32" style:font-size-asian="12pt" style:font-size-complex="12pt"/>
    </style:style>
    <style:style style:name="T41" style:family="text">
      <style:text-properties fo:font-size="12pt" officeooo:rsid="0087862f" style:font-size-asian="12pt" style:font-size-complex="12pt"/>
    </style:style>
    <style:style style:name="T42" style:family="text">
      <style:text-properties fo:font-size="12pt" officeooo:rsid="008a4273" style:font-size-asian="12pt" style:font-size-complex="12pt"/>
    </style:style>
    <style:style style:name="T43" style:family="text">
      <style:text-properties fo:font-size="12pt" officeooo:rsid="008bc83b" style:font-size-asian="12pt" style:font-size-complex="12pt"/>
    </style:style>
    <style:style style:name="T44" style:family="text">
      <style:text-properties fo:font-size="12pt" officeooo:rsid="008c2192" style:font-size-asian="12pt" style:font-size-complex="12pt"/>
    </style:style>
    <style:style style:name="T45" style:family="text">
      <style:text-properties fo:font-size="12pt" officeooo:rsid="00966504" style:font-size-asian="12pt" style:font-size-complex="12pt"/>
    </style:style>
    <style:style style:name="T46" style:family="text">
      <style:text-properties fo:font-size="12pt" officeooo:rsid="0099fc49" style:font-size-asian="12pt" style:font-size-complex="12pt"/>
    </style:style>
    <style:style style:name="T47" style:family="text">
      <style:text-properties fo:font-size="12pt" officeooo:rsid="00a443bb" style:font-size-asian="12pt" style:font-size-complex="12pt"/>
    </style:style>
    <style:style style:name="T48" style:family="text">
      <style:text-properties fo:font-size="12pt" officeooo:rsid="00a7edfc" style:font-size-asian="12pt" style:font-size-complex="12pt"/>
    </style:style>
    <style:style style:name="T49" style:family="text">
      <style:text-properties fo:font-size="12pt" officeooo:rsid="00b4772b" style:font-size-asian="12pt" style:font-size-complex="12pt"/>
    </style:style>
    <style:style style:name="T50" style:family="text">
      <style:text-properties fo:font-size="12pt" officeooo:rsid="00b65242" style:font-size-asian="12pt" style:font-size-complex="12pt"/>
    </style:style>
    <style:style style:name="T51" style:family="text">
      <style:text-properties fo:font-size="12pt" officeooo:rsid="00b72f5a" style:font-size-asian="12pt" style:font-size-complex="12pt"/>
    </style:style>
    <style:style style:name="T52" style:family="text">
      <style:text-properties fo:font-size="12pt" officeooo:rsid="00bbb328" style:font-size-asian="12pt" style:font-size-complex="12pt"/>
    </style:style>
    <style:style style:name="T53" style:family="text">
      <style:text-properties fo:font-size="12pt" officeooo:rsid="00bcd0b4" style:font-size-asian="12pt" style:font-size-complex="12pt"/>
    </style:style>
    <style:style style:name="T54" style:family="text">
      <style:text-properties fo:font-size="12pt" officeooo:rsid="00bd8b1d" style:font-size-asian="12pt" style:font-size-complex="12pt"/>
    </style:style>
    <style:style style:name="T55" style:family="text">
      <style:text-properties fo:font-size="12pt" officeooo:rsid="00be9fd7" style:font-size-asian="12pt" style:font-size-complex="12pt"/>
    </style:style>
    <style:style style:name="T56" style:family="text">
      <style:text-properties fo:font-size="12pt" officeooo:rsid="00c05adc" style:font-size-asian="12pt" style:font-size-complex="12pt"/>
    </style:style>
    <style:style style:name="T57" style:family="text">
      <style:text-properties fo:font-size="12pt" officeooo:rsid="001a5599" style:font-size-asian="12pt" style:font-size-complex="12pt"/>
    </style:style>
    <style:style style:name="T58" style:family="text">
      <style:text-properties fo:font-size="12pt" officeooo:rsid="00c29dc4" style:font-size-asian="12pt" style:font-size-complex="12pt"/>
    </style:style>
    <style:style style:name="T59" style:family="text">
      <style:text-properties fo:font-size="12pt" style:text-underline-style="none" officeooo:rsid="00733913" style:font-size-asian="12pt" style:font-size-complex="12pt"/>
    </style:style>
    <style:style style:name="T60" style:family="text">
      <style:text-properties officeooo:rsid="002ba803"/>
    </style:style>
    <style:style style:name="T61" style:family="text">
      <style:text-properties officeooo:rsid="0005264d"/>
    </style:style>
    <style:style style:name="T62" style:family="text">
      <style:text-properties officeooo:rsid="002e030e"/>
    </style:style>
    <style:style style:name="T63" style:family="text">
      <style:text-properties style:font-name="Liberation Mono" fo:font-size="12pt" officeooo:rsid="002e030e" style:font-name-asian="Nimbus Mono L" style:font-size-asian="12pt" style:font-name-complex="Liberation Mono" style:font-size-complex="12pt"/>
    </style:style>
    <style:style style:name="T64" style:family="text">
      <style:text-properties style:font-name="Liberation Mono" officeooo:rsid="002e030e" style:font-name-asian="Nimbus Mono L" style:font-name-complex="Liberation Mono"/>
    </style:style>
    <style:style style:name="T65" style:family="text">
      <style:text-properties officeooo:rsid="002ee9e5"/>
    </style:style>
    <style:style style:name="T66" style:family="text">
      <style:text-properties officeooo:rsid="002eeeee"/>
    </style:style>
    <style:style style:name="T67" style:family="text">
      <style:text-properties officeooo:rsid="002f89fb"/>
    </style:style>
    <style:style style:name="T68" style:family="text">
      <style:text-properties officeooo:rsid="002fd4e8"/>
    </style:style>
    <style:style style:name="T69" style:family="text">
      <style:text-properties fo:font-weight="normal" officeooo:rsid="002fd4e8" style:font-weight-asian="normal" style:font-weight-complex="normal"/>
    </style:style>
    <style:style style:name="T70" style:family="text">
      <style:text-properties fo:font-weight="normal" officeooo:rsid="00360123" style:font-weight-asian="normal" style:font-weight-complex="normal"/>
    </style:style>
    <style:style style:name="T71" style:family="text">
      <style:text-properties officeooo:rsid="002fff8c"/>
    </style:style>
    <style:style style:name="T72" style:family="text">
      <style:text-properties officeooo:rsid="003120dd"/>
    </style:style>
    <style:style style:name="T73" style:family="text">
      <style:text-properties officeooo:rsid="00329179"/>
    </style:style>
    <style:style style:name="T74" style:family="text">
      <style:text-properties officeooo:rsid="003366fa"/>
    </style:style>
    <style:style style:name="T75" style:family="text">
      <style:text-properties style:text-position="super 58%"/>
    </style:style>
    <style:style style:name="T76" style:family="text">
      <style:text-properties style:text-position="super 58%" fo:font-size="12pt" style:font-size-asian="12pt" style:font-size-complex="12pt"/>
    </style:style>
    <style:style style:name="T77" style:family="text">
      <style:text-properties style:text-position="super 58%" officeooo:rsid="0042a29e"/>
    </style:style>
    <style:style style:name="T78" style:family="text">
      <style:text-properties officeooo:rsid="0034da6c"/>
    </style:style>
    <style:style style:name="T79" style:family="text">
      <style:text-properties officeooo:rsid="0034eb98"/>
    </style:style>
    <style:style style:name="T80" style:family="text">
      <style:text-properties officeooo:rsid="00351757"/>
    </style:style>
    <style:style style:name="T81" style:family="text">
      <style:text-properties officeooo:rsid="00356a29"/>
    </style:style>
    <style:style style:name="T82" style:family="text">
      <style:text-properties officeooo:rsid="00360123"/>
    </style:style>
    <style:style style:name="T83" style:family="text">
      <style:text-properties fo:font-weight="bold" style:font-weight-asian="bold" style:font-weight-complex="bold"/>
    </style:style>
    <style:style style:name="T84" style:family="text">
      <style:text-properties fo:font-weight="bold" officeooo:rsid="00360123" style:font-weight-asian="bold" style:font-weight-complex="bold"/>
    </style:style>
    <style:style style:name="T85" style:family="text">
      <style:text-properties fo:font-weight="bold" officeooo:rsid="00931d83" style:font-weight-asian="bold" style:font-weight-complex="bold"/>
    </style:style>
    <style:style style:name="T86" style:family="text">
      <style:text-properties officeooo:rsid="00368e8e"/>
    </style:style>
    <style:style style:name="T87" style:family="text">
      <style:text-properties officeooo:rsid="0037de6f"/>
    </style:style>
    <style:style style:name="T88" style:family="text">
      <style:text-properties officeooo:rsid="0039b210"/>
    </style:style>
    <style:style style:name="T89" style:family="text">
      <style:text-properties officeooo:rsid="0039d126"/>
    </style:style>
    <style:style style:name="T90" style:family="text">
      <style:text-properties officeooo:rsid="003b6e5d"/>
    </style:style>
    <style:style style:name="T91" style:family="text">
      <style:text-properties officeooo:rsid="003d1dd6"/>
    </style:style>
    <style:style style:name="T92" style:family="text">
      <style:text-properties officeooo:rsid="003d99a8"/>
    </style:style>
    <style:style style:name="T93" style:family="text">
      <style:text-properties officeooo:rsid="0040ff98"/>
    </style:style>
    <style:style style:name="T94" style:family="text">
      <style:text-properties officeooo:rsid="0041fc2b"/>
    </style:style>
    <style:style style:name="T95" style:family="text">
      <style:text-properties officeooo:rsid="0042a29e"/>
    </style:style>
    <style:style style:name="T96" style:family="text">
      <style:text-properties officeooo:rsid="00446825"/>
    </style:style>
    <style:style style:name="T97" style:family="text">
      <style:text-properties officeooo:rsid="0045c224"/>
    </style:style>
    <style:style style:name="T98" style:family="text">
      <style:text-properties officeooo:rsid="00481680"/>
    </style:style>
    <style:style style:name="T99" style:family="text">
      <style:text-properties officeooo:rsid="00488548"/>
    </style:style>
    <style:style style:name="T100" style:family="text">
      <style:text-properties officeooo:rsid="004a78cd"/>
    </style:style>
    <style:style style:name="T101" style:family="text">
      <style:text-properties officeooo:rsid="0051c812"/>
    </style:style>
    <style:style style:name="T102" style:family="text">
      <style:text-properties officeooo:rsid="005384e9"/>
    </style:style>
    <style:style style:name="T103" style:family="text">
      <style:text-properties officeooo:rsid="0054c08a"/>
    </style:style>
    <style:style style:name="T104" style:family="text">
      <style:text-properties officeooo:rsid="005a273f"/>
    </style:style>
    <style:style style:name="T105" style:family="text">
      <style:text-properties officeooo:rsid="005af0dc"/>
    </style:style>
    <style:style style:name="T106" style:family="text">
      <style:text-properties officeooo:rsid="005b5486"/>
    </style:style>
    <style:style style:name="T107" style:family="text">
      <style:text-properties officeooo:rsid="005d273f"/>
    </style:style>
    <style:style style:name="T108" style:family="text">
      <style:text-properties officeooo:rsid="005fa1ad"/>
    </style:style>
    <style:style style:name="T109" style:family="text">
      <style:text-properties officeooo:rsid="0060062e"/>
    </style:style>
    <style:style style:name="T110" style:family="text">
      <style:text-properties officeooo:rsid="00600c3c"/>
    </style:style>
    <style:style style:name="T111" style:family="text">
      <style:text-properties officeooo:rsid="0061cb27"/>
    </style:style>
    <style:style style:name="T112" style:family="text">
      <style:text-properties officeooo:rsid="0063d405"/>
    </style:style>
    <style:style style:name="T113" style:family="text">
      <style:text-properties officeooo:rsid="00659ad1"/>
    </style:style>
    <style:style style:name="T114" style:family="text">
      <style:text-properties officeooo:rsid="0066e47f"/>
    </style:style>
    <style:style style:name="T115" style:family="text">
      <style:text-properties officeooo:rsid="006755a1"/>
    </style:style>
    <style:style style:name="T116" style:family="text">
      <style:text-properties officeooo:rsid="006a91f0"/>
    </style:style>
    <style:style style:name="T117" style:family="text">
      <style:text-properties officeooo:rsid="006c23de"/>
    </style:style>
    <style:style style:name="T118" style:family="text">
      <style:text-properties style:text-underline-style="solid" style:text-underline-type="double" style:text-underline-width="auto" style:text-underline-color="font-color" officeooo:rsid="00722d13"/>
    </style:style>
    <style:style style:name="T119" style:family="text">
      <style:text-properties style:text-underline-style="none"/>
    </style:style>
    <style:style style:name="T120" style:family="text">
      <style:text-properties style:text-underline-style="none" officeooo:rsid="00722d13"/>
    </style:style>
    <style:style style:name="T121" style:family="text">
      <style:text-properties style:text-underline-style="none" officeooo:rsid="00733913"/>
    </style:style>
    <style:style style:name="T122" style:family="text">
      <style:text-properties style:text-underline-style="none" officeooo:rsid="0073c4e2"/>
    </style:style>
    <style:style style:name="T123" style:family="text">
      <style:text-properties style:text-underline-style="none" officeooo:rsid="0082c16f"/>
    </style:style>
    <style:style style:name="T124" style:family="text">
      <style:text-properties style:text-underline-style="none" officeooo:rsid="00847f85"/>
    </style:style>
    <style:style style:name="T125" style:family="text">
      <style:text-properties officeooo:rsid="007443de"/>
    </style:style>
    <style:style style:name="T126" style:family="text">
      <style:text-properties officeooo:rsid="0079e774"/>
    </style:style>
    <style:style style:name="T127" style:family="text">
      <style:text-properties officeooo:rsid="007aa515"/>
    </style:style>
    <style:style style:name="T128" style:family="text">
      <style:text-properties officeooo:rsid="007c55ba"/>
    </style:style>
    <style:style style:name="T129" style:family="text">
      <style:text-properties officeooo:rsid="00801add"/>
    </style:style>
    <style:style style:name="T130" style:family="text">
      <style:text-properties officeooo:rsid="00829b7b"/>
    </style:style>
    <style:style style:name="T131" style:family="text">
      <style:text-properties officeooo:rsid="0082c16f"/>
    </style:style>
    <style:style style:name="T132" style:family="text">
      <style:text-properties style:text-underline-style="solid" style:text-underline-width="auto" style:text-underline-color="font-color" officeooo:rsid="00829b7b"/>
    </style:style>
    <style:style style:name="T133" style:family="text">
      <style:text-properties officeooo:rsid="00852013"/>
    </style:style>
    <style:style style:name="T134" style:family="text">
      <style:text-properties officeooo:rsid="0085a828"/>
    </style:style>
    <style:style style:name="T135" style:family="text">
      <style:text-properties officeooo:rsid="0087862f"/>
    </style:style>
    <style:style style:name="T136" style:family="text">
      <style:text-properties officeooo:rsid="008d3f31"/>
    </style:style>
    <style:style style:name="T137" style:family="text">
      <style:text-properties officeooo:rsid="009030ae"/>
    </style:style>
    <style:style style:name="T138" style:family="text">
      <style:text-properties officeooo:rsid="00931d83"/>
    </style:style>
    <style:style style:name="T139" style:family="text">
      <style:text-properties officeooo:rsid="0095997f"/>
    </style:style>
    <style:style style:name="T140" style:family="text">
      <style:text-properties officeooo:rsid="0097fab6"/>
    </style:style>
    <style:style style:name="T141" style:family="text">
      <style:text-properties officeooo:rsid="009bb685"/>
    </style:style>
    <style:style style:name="T142" style:family="text">
      <style:text-properties officeooo:rsid="00a28a1e"/>
    </style:style>
    <style:style style:name="T143" style:family="text">
      <style:text-properties officeooo:rsid="00a443bb"/>
    </style:style>
    <style:style style:name="T144" style:family="text">
      <style:text-properties officeooo:rsid="00a7edfc"/>
    </style:style>
    <style:style style:name="T145" style:family="text">
      <style:text-properties officeooo:rsid="00afcecf"/>
    </style:style>
    <style:style style:name="T146" style:family="text">
      <style:text-properties officeooo:rsid="00b66f3a"/>
    </style:style>
    <style:style style:name="T147" style:family="text">
      <style:text-properties officeooo:rsid="00b72f5a"/>
    </style:style>
    <style:style style:name="T148" style:family="text">
      <style:text-properties officeooo:rsid="00b8fb42"/>
    </style:style>
    <style:style style:name="T149" style:family="text">
      <style:text-properties officeooo:rsid="00bbb328"/>
    </style:style>
    <style:style style:name="T150" style:family="text">
      <style:text-properties officeooo:rsid="0036f975"/>
    </style:style>
    <style:style style:name="T151" style:family="text">
      <style:text-properties officeooo:rsid="003f54aa"/>
    </style:style>
    <style:style style:name="T152" style:family="text">
      <style:text-properties officeooo:rsid="003f664e"/>
    </style:style>
    <style:style style:name="T153" style:family="text">
      <style:text-properties officeooo:rsid="004be034"/>
    </style:style>
    <style:style style:name="T154" style:family="text">
      <style:text-properties officeooo:rsid="004c0e6d"/>
    </style:style>
    <style:style style:name="T155" style:family="text">
      <style:text-properties officeooo:rsid="004d2534"/>
    </style:style>
    <style:style style:name="T156" style:family="text">
      <style:text-properties officeooo:rsid="004f0fe0"/>
    </style:style>
    <style:style style:name="T157" style:family="text">
      <style:text-properties officeooo:rsid="004f4ac7"/>
    </style:style>
    <style:style style:name="T158" style:family="text">
      <style:text-properties officeooo:rsid="005051a0"/>
    </style:style>
    <style:style style:name="T159" style:family="text">
      <style:text-properties officeooo:rsid="0069bc90"/>
    </style:style>
    <style:style style:name="T160" style:family="text">
      <style:text-properties officeooo:rsid="0075c0c3"/>
    </style:style>
    <style:style style:name="T161" style:family="text">
      <style:text-properties officeooo:rsid="00771b32"/>
    </style:style>
    <style:style style:name="T162" style:family="text">
      <style:text-properties officeooo:rsid="008a4273"/>
    </style:style>
    <style:style style:name="T163" style:family="text">
      <style:text-properties officeooo:rsid="008bc83b"/>
    </style:style>
    <style:style style:name="T164" style:family="text">
      <style:text-properties officeooo:rsid="008c2192"/>
    </style:style>
    <style:style style:name="T165" style:family="text">
      <style:text-properties officeooo:rsid="00966504"/>
    </style:style>
    <style:style style:name="T166" style:family="text">
      <style:text-properties officeooo:rsid="0099fc49"/>
    </style:style>
    <style:style style:name="T167" style:family="text">
      <style:text-properties officeooo:rsid="00b4772b"/>
    </style:style>
    <style:style style:name="T168" style:family="text">
      <style:text-properties officeooo:rsid="00b65242"/>
    </style:style>
    <style:style style:name="T169" style:family="text">
      <style:text-properties officeooo:rsid="00bcd0b4"/>
    </style:style>
    <style:style style:name="T170" style:family="text">
      <style:text-properties officeooo:rsid="00be9fd7"/>
    </style:style>
    <style:style style:name="T171" style:family="text">
      <style:text-properties officeooo:rsid="00c05adc"/>
    </style:style>
    <style:style style:name="T172" style:family="text">
      <style:text-properties officeooo:rsid="00bd8b1d"/>
    </style:style>
    <style:style style:name="T173" style:family="text">
      <style:text-properties officeooo:rsid="001a5599"/>
    </style:style>
    <style:style style:name="T174" style:family="text">
      <style:text-properties officeooo:rsid="00c29dc4"/>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93"><text:tab/><text:tab/><text:tab/><text:tab/>GIT<text:tab/></text:p>
      <text:p text:style-name="P93"/>
      <text:p text:style-name="P2"/>
      <text:p text:style-name="P1">1) What is GIT?</text:p>
      <text:p text:style-name="P1"/>
      <text:p text:style-name="P1">Ans) GIT is a Distributed version control system, and allows us to revert back to any particular change.</text:p>
      <text:p text:style-name="P1"><text:s/><text:tab/>There is central shared repositorry where developers can commit changes and share it with other teammates.</text:p>
      <text:p text:style-name="P3"><text:tab/>Its distributed archteccture provides many advantages over othe version conrol system , one major advantage is that it does not relay on central server to store all the versions of a project’s files. Instead, every developer clones a copy of remote repository so <text:span text:style-name="T1">the developer having full history of project on his hard drive so that when there is a server outage it’s very helpful to recovery the data.</text:span></text:p>
      <text:p text:style-name="P3"/>
      <text:p text:style-name="P31">2) How can we see n most recent commits in GIT?</text:p>
      <text:p text:style-name="P4"><text:s text:c="4"/><text:tab/> <text:span text:style-name="T2">$ git log -p <text:s/>-n</text:span></text:p>
      <text:p text:style-name="P4"/>
      <text:p text:style-name="P4"><text:span text:style-name="T3">3) H</text:span>ow can we know if a branch is already merged into master in GIT?</text:p>
      <text:p text:style-name="P33"><text:s text:c="4"/>$ git branch --merged master(branch name)</text:p>
      <text:p text:style-name="P5"><text:span text:style-name="T2"><text:line-break/>4) </text:span>What is the purpose of git stash drop?</text:p>
      <text:p text:style-name="P31"><text:s text:c="6"/>Git ‘stash drop’ command is used to remove the stashed item. It will remove the last added stash item by default, and it can also remove a specific item if you include it as an argument.</text:p>
      <text:p text:style-name="P5"><text:s/><text:span text:style-name="T3">Ex: If you want to remove an item named stash@{0} use command git stash drop stash@{0}</text:span></text:p>
      <text:p text:style-name="P5"/>
      <text:p text:style-name="P5"><text:span text:style-name="T4">5) </text:span>What is the HEAD in GIT?</text:p>
      <text:p text:style-name="P5"><text:s text:c="7"/><text:span text:style-name="T4">HEAD is a pointer, which always points to the latest commit in the branch.</text:span></text:p>
      <text:p text:style-name="P32"><text:s text:c="7"/>Whenever we make a commit, HEAD is updated with the latest commit. The heads of the branches are stored in .git/refs/heads/ directory( Ex: cat .git/refs/head/master ).</text:p>
      <text:p text:style-name="P32"/>
      <text:p text:style-name="P5"><text:span text:style-name="T4">6) </text:span>What is the most popular branching strategy in GIT?</text:p>
      <text:p text:style-name="P5"/>
      <text:p text:style-name="P5"/>
      <text:p text:style-name="P34">1. Master</text:p>
      <text:p text:style-name="P34">2.Staging</text:p>
      <text:p text:style-name="P34">3.Develop</text:p>
      <text:p text:style-name="P34">4.Production</text:p>
      <text:p text:style-name="P5"/>
      <text:p text:style-name="P5"><text:span text:style-name="T4">7) </text:span>What is SubGit?</text:p>
      <text:p text:style-name="P5"/>
      <text:p text:style-name="P35">SubGit is a tool for SVN to Git migration. It creates a writable Git mirror of a local or remote Subversion repository and uses both Subversion and Git.</text:p>
      <text:p text:style-name="P35"/>
      <text:p text:style-name="P35"><text:soft-page-break/>We can use SubGit to create a bi-directional Git-SVN mirror of existing Subversion repository. You can push to Git or commit to Subversion at your convenience. Synchronization will be done by SubGit.</text:p>
      <text:list xml:id="list4267690720004437378" text:style-name="L1">
        <text:list-header>
          <text:p text:style-name="P89"/>
        </text:list-header>
      </text:list>
      <text:p text:style-name="P6"><text:span text:style-name="T5">8) </text:span>What is the use of git instaweb?</text:p>
      <text:p text:style-name="P6"/>
      <text:p text:style-name="P36">‘Git Instaweb’ automatically directs a web browser and runs webserver with an interface into your local repository.</text:p>
      <text:p text:style-name="P66"/>
      <text:p text:style-name="P6"><text:span text:style-name="T6">9) </text:span>What are git hooks?</text:p>
      <text:p text:style-name="P95"><text:span text:style-name="T1"><text:tab/></text:span><text:span text:style-name="T9">Git hooks are scripts that Git executes before or after events such as: commit, push, and receive. Git hooks are a built-in feature </text:span><text:span text:style-name="T10">and </text:span><text:span text:style-name="T9"><text:s/>run locally.</text:span></text:p>
      <text:p text:style-name="P72"><text:span text:style-name="T11"><text:tab/>Every Git repository has a </text:span><text:span text:style-name="Source_20_Text"><text:span text:style-name="T16">.git/hooks</text:span></text:span><text:span text:style-name="T11"> folder with a script for each hook.</text:span></text:p>
      <text:p text:style-name="P96"><text:span text:style-name="T10">E</text:span><text:span text:style-name="T9">x: </text:span><text:span text:style-name="T13">preapplypatch, update, commit-msg etc..</text:span></text:p>
      <text:p text:style-name="P8"/>
      <text:p text:style-name="P6"><text:span text:style-name="T18">10) </text:span>What is a repository in GIT?</text:p>
      <text:p text:style-name="P6">A Git repository is a virtual storage of your project. It allows you to save versions of your code, which you can access when needed. </text:p>
      <text:p text:style-name="P9"><text:tab/><text:span text:style-name="T20">1. Local repository</text:span></text:p>
      <text:p text:style-name="P9"><text:tab/><text:span text:style-name="T20">2. remote repository</text:span></text:p>
      <text:p text:style-name="P9"><text:tab/><text:span text:style-name="T20">3. bare repository</text:span></text:p>
      <text:p text:style-name="P9"><text:tab/></text:p>
      <text:p text:style-name="P6"><text:span text:style-name="T18">11) </text:span>What are the main benefits of GIT?</text:p>
      <text:p text:style-name="P10"><text:tab/><text:span text:style-name="T19">1. Free and open source</text:span></text:p>
      <text:p text:style-name="P10"><text:tab/><text:span text:style-name="T19">2. Fast and small <text:s/>: As most of the operations are performed locally. And Git does not rely on the central server so that there is no need to interact with the remote server for every operation performed</text:span></text:p>
      <text:p text:style-name="P11"><text:tab/><text:span text:style-name="T19">3. Implicit backup : The chances of losing data are very rare beacause every developer having a copy of it.</text:span></text:p>
      <text:p text:style-name="P11"><text:tab/><text:span text:style-name="T19">4. Security : Git uses a common cryptographic hash function called secure hash function (SHA1) to name and identify objects within its database.</text:span></text:p>
      <text:p text:style-name="P37"><text:tab/>5. Easier branching</text:p>
      <text:p text:style-name="P38"><text:tab/>6. <text:span text:style-name="T60">No need of powerful hardware : In CVCS the central server needs to be powerful enough to serve requests of the entire team. But in DVCS developers don’t interact with the server unless</text:span></text:p>
      <text:p text:style-name="P39">they need to push or pull changes. All the work done on the client side, so the server hardware can be very simple indeed.</text:p>
      <text:p text:style-name="P37"><text:tab/></text:p>
      <text:p text:style-name="P6"><text:span text:style-name="T19">13) </text:span>What are the disadvantages of GIT?</text:p>
      <text:p text:style-name="P12"><text:tab/><text:span text:style-name="T61">1. </text:span>Windows support is still lagging behind</text:p>
      <text:p text:style-name="P41"><text:tab/><text:span text:style-name="T61">2. </text:span>Does not track empty folders</text:p>
      <text:p text:style-name="P41"><text:tab/><text:span text:style-name="T61">3. </text:span>Cannot checkout a part of the repository(like just one folder or just one file)</text:p>
      <text:p text:style-name="P41"><text:tab/><text:span text:style-name="T61">4.</text:span>No built-in access controls </text:p>
      <text:p text:style-name="P41"><text:tab/><text:span text:style-name="T61">5.</text:span>Weak tools for binary files.</text:p>
      <text:p text:style-name="P40"/>
      <text:p text:style-name="P6"><text:span text:style-name="T60">14)</text:span>What are the main differences between GIT and SVN?</text:p>
      <text:p text:style-name="P6"/>
      <text:p text:style-name="P42">a)Git is less preferred for handling extremely large files or <text:soft-page-break/>frequently changing binary files while SVN can handle multiple projects stored in the same repository.</text:p>
      <text:p text:style-name="P42">b)GIT does not support ‘commits’ across multiple branches or tags. <text:s/>Subversion allows the creation of folders at any location in the repository layout.</text:p>
      <text:p text:style-name="P42">c)Gits are unchangeable, while Subversion allows committers to treat a tag as a branch and to create multiple revisions under a tag root.</text:p>
      <text:p text:style-name="P42">==============================================--</text:p>
      <table:table table:name="Table1" table:style-name="Table1">
        <table:table-column table:style-name="Table1.A"/>
        <table:table-column table:style-name="Table1.B"/>
        <table:table-row>
          <table:table-cell table:style-name="Table1.A1" office:value-type="string">
            <text:p text:style-name="P82">GIT </text:p>
          </table:table-cell>
          <table:table-cell table:style-name="Table1.B1" office:value-type="string">
            <text:p text:style-name="P82">SVN</text:p>
          </table:table-cell>
        </table:table-row>
        <table:table-row>
          <table:table-cell table:style-name="Table1.A2" office:value-type="string">
            <text:p text:style-name="P82">1. Git is a distrhibuted VCS</text:p>
          </table:table-cell>
          <table:table-cell table:style-name="Table1.B2" office:value-type="string">
            <text:p text:style-name="P82">1. SVN is centralize VCS</text:p>
          </table:table-cell>
        </table:table-row>
        <table:table-row>
          <table:table-cell table:style-name="Table1.A2" office:value-type="string">
            <text:p text:style-name="P82">2. The content in git is stored in metadata</text:p>
          </table:table-cell>
          <table:table-cell table:style-name="Table1.B2" office:value-type="string">
            <text:p text:style-name="P82">2. SVN stores files <text:s/>of content</text:p>
          </table:table-cell>
        </table:table-row>
        <table:table-row>
          <table:table-cell table:style-name="Table1.A2" office:value-type="string">
            <text:p text:style-name="P82">3. Git branches are eaiser to work</text:p>
          </table:table-cell>
          <table:table-cell table:style-name="Table1.B2" office:value-type="string">
            <text:p text:style-name="P82">No</text:p>
          </table:table-cell>
        </table:table-row>
        <table:table-row>
          <table:table-cell table:style-name="Table1.A2" office:value-type="string">
            <text:p text:style-name="P82">4. In GIT we make changes locally, commits to local repoistory and push them to another repositroy when we want to share them.</text:p>
          </table:table-cell>
          <table:table-cell table:style-name="Table1.B2" office:value-type="string">
            <text:p text:style-name="P82">4. <text:span text:style-name="T62">When we commit to SVN we need to contact with central repository, synchronizing with centralized versions, creating a change list and then sending that changes list back to the centralized repository.</text:span></text:p>
          </table:table-cell>
        </table:table-row>
        <table:table-row>
          <table:table-cell table:style-name="Table1.A2" office:value-type="string">
            <text:p text:style-name="P83">5.We can push changes anywhere even in our teammate’s local repository</text:p>
          </table:table-cell>
          <table:table-cell table:style-name="Table1.B2" office:value-type="string">
            <text:p text:style-name="P83">5. All users use and share the same repository.</text:p>
          </table:table-cell>
        </table:table-row>
        <table:table-row>
          <table:table-cell table:style-name="Table1.A2" office:value-type="string">
            <text:p text:style-name="P85"><text:span text:style-name="T63">6. </text:span><text:span text:style-name="Strong_20_Emphasis"><text:span text:style-name="Emphasis"><text:span text:style-name="T21">Git has a powerful and complete local repository</text:span></text:span></text:span></text:p>
          </table:table-cell>
          <table:table-cell table:style-name="Table1.B2" office:value-type="string">
            <text:p text:style-name="P83">No</text:p>
          </table:table-cell>
        </table:table-row>
        <table:table-row>
          <table:table-cell table:style-name="Table1.A2" office:value-type="string">
            <text:p text:style-name="P85"><text:span text:style-name="T63">7. </text:span><text:span text:style-name="Strong_20_Emphasis"><text:span text:style-name="Emphasis"><text:span text:style-name="T21">Git provides built-in support of branch</text:span></text:span></text:span></text:p>
          </table:table-cell>
          <table:table-cell table:style-name="Table1.B2" office:value-type="string">
            <text:p text:style-name="P84">7. SVN could have branches too, but it’s a practice and not inside the command argument.</text:p>
          </table:table-cell>
        </table:table-row>
      </table:table>
      <text:p text:style-name="P42"><text:tab/></text:p>
      <text:p text:style-name="P42"/>
      <text:p text:style-name="P6"><text:span text:style-name="T65">15) </text:span>How will you start GIT for your project?</text:p>
      <text:p text:style-name="P6"><text:tab/><text:span text:style-name="T65">a) Start a new GIT repository:</text:span></text:p>
      <text:p text:style-name="P6"><text:tab/><text:tab/><text:span text:style-name="T65">1. git clone link</text:span></text:p>
      <text:p text:style-name="P6"><text:tab/><text:span text:style-name="T65">b) A new repo from an existing project:</text:span></text:p>
      <text:p text:style-name="P6"><text:tab/><text:tab/><text:span text:style-name="T65">1. Go to project directory and type git init.</text:span></text:p>
      <text:p text:style-name="P43"><text:tab/>c) Import an existing SVN repository</text:p>
      <text:p text:style-name="P43"><text:tab/><text:tab/>1. git svn clone link directory</text:p>
      <text:p text:style-name="P43"><text:tab/><text:tab/>2. cd /direcctory</text:p>
      <text:p text:style-name="P43"><text:tab/><text:tab/>3. </text:p>
      <text:p text:style-name="P43"><text:tab/>d) Move an existing Git repository</text:p>
      <text:p text:style-name="P43"><text:tab/><text:tab/>cd my-git-repo</text:p>
      <text:p text:style-name="P43"/>
      <text:p text:style-name="P6"><text:span text:style-name="T66">16) </text:span>What is git clone in GIT?</text:p>
      <text:p text:style-name="P13"><text:tab/><text:span text:style-name="T66">The git clone command creates a copy of an existing Git repository. <text:s/>To get the copy of a central repository, ‘cloning’ <text:s/>is the most common way used by programmers.</text:span></text:p>
      <text:p text:style-name="P6"><text:span text:style-name="T66">17) </text:span>How will you create a repository in GIT?</text:p>
      <text:p text:style-name="P6"><text:tab/><text:span text:style-name="T66">By using $ git init</text:span></text:p>
      <text:p text:style-name="P6"><text:soft-page-break/><text:span text:style-name="T66">19 )</text:span>GIT is written in which language?</text:p>
      <text:p text:style-name="P6"><text:tab/><text:span text:style-name="T66">C language</text:span></text:p>
      <text:p text:style-name="P6"><text:span text:style-name="T66">20) </text:span>What does ‘git pull’ command in GIT do internally?</text:p>
      <text:p text:style-name="P13"><text:s text:c="3"/><text:span text:style-name="T66">To bring a new feature in the main branch, you can use a command “git merge” or “git pull command”.</text:span></text:p>
      <text:p text:style-name="P44">Iteanz</text:p>
      <text:p text:style-name="P44">=========================--</text:p>
      <text:p text:style-name="P44">Git pull command pulls new changes or commits from a particular branch from your central repository and updates your target branch in your local repository.</text:p>
      <text:p text:style-name="P6"/>
      <text:p text:style-name="P67"><text:span text:style-name="T66">21) </text:span>What does ‘git push’ command in GIT do internally?</text:p>
      <text:p text:style-name="P6"/>
      <text:p text:style-name="P13"><text:tab/><text:span text:style-name="T66">‘GIT PUSH’ updates remote refs along with associated objects.</text:span></text:p>
      <text:p text:style-name="P67"><text:span text:style-name="T66">22) </text:span>What is git stash?</text:p>
      <text:p text:style-name="P6"/>
      <text:p text:style-name="P45">GIT stash takes the current state of the working directory and index and puts in on the stack for later and gives you back a clean working directory. <text:s/>So in case if you are in the middle of something and need to jump over to the other job, and at the same time you don’t want to lose your current edits then you can use GIT stash.</text:p>
      <text:p text:style-name="P45"/>
      <text:p text:style-name="P45">===========================================---</text:p>
      <text:p text:style-name="P45">When we have been working on part of our project and we want to switch branches for sometime to work on something else and don’t want to commit the half-done work, So in this case we use git stash : <text:span text:style-name="T68">git stash takes our working directory that is (such as ) modified tracked files and staged changes and saves it and allows us to swith to another branch without commit.</text:span></text:p>
      <text:p text:style-name="P45"/>
      <text:p text:style-name="P67"><text:span text:style-name="T67">23) </text:span>What is the meaning of ‘stage’ in GIT?</text:p>
      <text:p text:style-name="P68"><text:s/><text:tab/><text:line-break/><text:span text:style-name="T69">before completing the commits, it can be formatted and reviewed in an intermediate area known as ‘Staging Area</text:span></text:p>
      <text:p text:style-name="P67"><text:tab/></text:p>
      <text:p text:style-name="P6"><text:span text:style-name="T68">24) </text:span>What is the purpose of git config command?</text:p>
      <text:p text:style-name="P6"/>
      <text:p text:style-name="P14"><text:tab/><text:span text:style-name="T68">The ‘git config’ command is a convenient way to set configuration options for our Git installation. <text:s/>Behaviour of a repository, user info, preferences etc. can be defined through this command.</text:span></text:p>
      <text:p text:style-name="P46">Ex: Git uses our username to associate commits with an identity.</text:p>
      <text:p text:style-name="P46"><text:tab/>To add user name we use git config command</text:p>
      <text:p text:style-name="P46"><text:tab/>$ git config --global user.name “username”</text:p>
      <text:p text:style-name="P46"/>
      <text:p text:style-name="P6"><text:span text:style-name="T71">25) </text:span>How can we see the configuration settings of GIT installation?</text:p>
      <text:p text:style-name="P6"><text:tab/><text:span text:style-name="T71">$ git config --list<text:tab/></text:span></text:p>
      <text:p text:style-name="P6"><text:span text:style-name="T71">26) </text:span>How will you write a message with commit command in GIT?</text:p>
      <text:p text:style-name="P47"><text:tab/>$git commit -m “commit message”</text:p>
      <text:p text:style-name="P6"><text:span text:style-name="T71">27) </text:span>What is stored inside a commit object in GIT?</text:p>
      <text:p text:style-name="P97"><text:span text:style-name="T1"><text:tab/></text:span>The commit object contains the directory tree object hash, parent commit hash, author, committer, date and message.<text:span text:style-name="T1"><text:tab/></text:span></text:p>
      <text:p text:style-name="P97"><text:soft-page-break/><text:span text:style-name="T1">Ex:</text:span>$ git log</text:p>
      <text:p text:style-name="P88">commit cf1fdb215f948795523cde2987107944d1374777</text:p>
      <text:p text:style-name="P88">Author: Matthew Brett &lt;matthew.brett@gmail.com&gt;</text:p>
      <text:p text:style-name="P88">Date: <text:s text:c="2"/>Mon Feb 13 16:56:24 2017 +0000</text:p>
      <text:p text:style-name="P88"/>
      <text:p text:style-name="P103"><text:s text:c="4"/>An example commit</text:p>
      <text:p text:style-name="P47"/>
      <text:p text:style-name="P6"><text:span text:style-name="T71">28) </text:span>How many heads can you create in a GIT repository?</text:p>
      <text:p text:style-name="P47"><text:tab/>By fefault there is one head in Git that is HEAD and it’s always point to the lates commit.</text:p>
      <text:p text:style-name="P47"/>
      <text:p text:style-name="P6"><text:span text:style-name="T71">29) </text:span>Why do we create branches in GIT?</text:p>
      <text:p text:style-name="P15"><text:tab/><text:span text:style-name="T72">Branch operation allows creating another line of development. We can use this operation to fork off the development process into two different directions.For example, we released a product for 3.0 version and we might want to create a branch so that the development of 4.0 features can be kept separate from 3.0</text:span></text:p>
      <text:p text:style-name="P48">bug fixes.</text:p>
      <text:p text:style-name="P6"><text:span text:style-name="T72">30) </text:span>What are the different kinds of branches that can be created in GIT?</text:p>
      <text:p text:style-name="P6"><text:tab/><text:span text:style-name="T72">By default we have two branches :<text:tab/>1.master, 2. stable</text:span></text:p>
      <text:p text:style-name="P48">Supporting branches:</text:p>
      <text:p text:style-name="P48"><text:tab/>1. Feature branhcing : It’ used when developing a new feature.</text:p>
      <text:p text:style-name="P49"><text:span text:style-name="T72"><text:tab/>2. Bug branches : </text:span>Bug branches will be created when there is a bug on the live site that should be fixed and merged into the next deployment.</text:p>
      <text:p text:style-name="P49"><text:span text:style-name="T72"><text:tab/>3. Hotfix branches: </text:span>A hotfix branch comes from the need to act immediately upon an undesired state of a live production version.</text:p>
      <text:p text:style-name="P49"/>
      <text:p text:style-name="P6"><text:span text:style-name="T73">31)</text:span>How will you create a new branch in GIT?</text:p>
      <text:p text:style-name="P6"><text:tab/><text:span text:style-name="T73">1. $ git branch &lt;branch name&gt;<text:tab/># this is not checkout tothe branch<text:tab/></text:span></text:p>
      <text:p text:style-name="P6"><text:tab/><text:span text:style-name="T73">2. $ git checkout -b &lt;branchname&gt; # create and checkout also</text:span></text:p>
      <text:p text:style-name="P6"><text:span text:style-name="T73">32 )</text:span>How will you add a new feature to the main branch?</text:p>
      <text:p text:style-name="P6"><text:tab/><text:span text:style-name="T73"><text:tab/> use $ git merge or $ git pull command to add new feaure in main branch.</text:span></text:p>
      <text:p text:style-name="P6"/>
      <text:p text:style-name="P6"><text:span text:style-name="T73">33) </text:span>What is a pull request in GIT?</text:p>
      <text:p text:style-name="P64"><text:span text:style-name="T1"><text:tab/></text:span>Pull requests let you tell others about changes you've pushed to a GitHub repository. Once a pull request is sent, interested parties can review the set of changes, discuss potential modifications, and even push follow-up commits if necessary.</text:p>
      <text:p text:style-name="P50"><text:tab/>In two ways we can create the pull request</text:p>
      <text:p text:style-name="P50"><text:tab/><text:tab/>1. pull request from a forked repository,</text:p>
      <text:p text:style-name="P50"><text:tab/><text:tab/>2. pull request from a brnach within a repository.</text:p>
      <text:p text:style-name="P51">Here we considers 2<text:span text:style-name="T75">nd</text:span> optionL</text:p>
      <text:p text:style-name="P51"><text:tab/>a) Lets create a brnach from the master brach,</text:p>
      <text:p text:style-name="P51"><text:tab/>b) $ git push brnahc_name</text:p>
      <text:p text:style-name="P51"><text:tab/>c) Creating pull request: --&gt; go to “ git hub ” --&gt; repository page ---&gt; click on pull request --&gt; selecct the branch using “ head branch (choose a head brnahc option is there in screen) --&gt; Enter title ---&gt; click on “ send pull request “</text:p>
      <text:p text:style-name="P51"><text:soft-page-break/><text:s/></text:p>
      <text:p text:style-name="P6"><text:span text:style-name="T74">33) </text:span>What is merge conflict in GIT?</text:p>
      <text:p text:style-name="P6"/>
      <text:p text:style-name="P6"><text:tab/><text:span text:style-name="T78">If we changed the same part of the same file differently int the two branches and trying to merge together, Git won’t be able to merge them cleanly, In this case we face merge conflict And also If two developers changed the same part of the same file in two branches and one developer commit his changes and other developer try to pull the canges of that branch in this case conflict will arises.</text:span></text:p>
      <text:p text:style-name="P16"><text:span text:style-name="T79">34 ) </text:span>How can we resolve a merge conflict in GIT?</text:p>
      <text:p text:style-name="P16"><text:span text:style-name="T80">To resolve the conflict in git, edit the files to fix the conflicting changes and then add the resolved files by running “git add” after that to commit the repaired merge, <text:s/>run “git commit”. <text:s/>Git remembers that you are in the middle of a merger, so it sets the parents of the commit correctly.</text:span><text:line-break/></text:p>
      <text:p text:style-name="P7"><text:span text:style-name="T81">35)<text:tab/></text:span>What command will you use to delete a branch?</text:p>
      <text:p text:style-name="P7"><text:tab/><text:span text:style-name="T81">$ git branch -d branch name</text:span></text:p>
      <text:p text:style-name="P7"/>
      <text:p text:style-name="P6"><text:span text:style-name="T81">36)<text:tab/></text:span>What command will you use to delete a branch that has unmerged changes?</text:p>
      <text:p text:style-name="P6"><text:tab/><text:span text:style-name="T81">$ git branch -D branch name (Forced)</text:span></text:p>
      <text:p text:style-name="P6"/>
      <text:p text:style-name="P6"><text:span text:style-name="T82">37) </text:span>What is the alternative command to merging in GIT?</text:p>
      <text:p text:style-name="P6"><text:tab/><text:span text:style-name="T82">By using </text:span><text:span text:style-name="T84">Rebase </text:span><text:span text:style-name="T70">we</text:span><text:span text:style-name="T84"> </text:span><text:span text:style-name="T70">can do it.</text:span></text:p>
      <text:p text:style-name="P17"><text:tab/><text:span text:style-name="T82">The Git rebase command is a branch merge command, but the difference is that it modifies the order of commits.</text:span></text:p>
      <text:p text:style-name="P17"><text:tab/><text:span text:style-name="T82">The </text:span><text:span text:style-name="T84">Git merge </text:span><text:span text:style-name="T82">command tries to put the commits from other branches on top of the HEAD of the current local branch. <text:tab/></text:span></text:p>
      <text:p text:style-name="P17"><text:tab/><text:span text:style-name="T82">The </text:span><text:span text:style-name="T84">Git rebase</text:span><text:span text:style-name="T82"> command tries to find out the common ancestor between the current local branch and the merge branch. It then pushes the commits to the local branch by modifying the order of commits in the current local branch.</text:span></text:p>
      <text:p text:style-name="P6"><text:span text:style-name="T86">38) </text:span>What is Rebasing in GIT?</text:p>
      <text:p text:style-name="P6"><text:s/><text:span text:style-name="T86">Refer 37Q</text:span></text:p>
      <text:p text:style-name="P6"><text:span text:style-name="T86">39) </text:span>What is the ‘Golden Rule of Rebasing’ in GIT?</text:p>
      <text:p text:style-name="P6"><text:tab/>“ <text:span text:style-name="T86">Never rebase while you are on a public branch”.</text:span></text:p>
      <text:p text:style-name="P6"><text:tab/></text:p>
      <text:p text:style-name="P6"><text:span text:style-name="T86">40) </text:span>Why do we use Interactive Rebasing in place of Auto Rebasing?</text:p>
      <text:p text:style-name="P64"><text:span text:style-name="T1"><text:tab/>Auto rebasing automatically rewrote all the commits. <text:s/><text:tab/><text:tab/><text:tab/> <text:s text:c="5"/></text:span>Interactive rebasing can be used for changing commits in many ways such as editing, deleting, and squashing.</text:p>
      <text:p text:style-name="P6"/>
      <text:p text:style-name="P6"><text:span text:style-name="T87">41) </text:span>What is the command for Rebasing in Git?</text:p>
      <text:p text:style-name="P6"><text:tab/><text:span text:style-name="T88">$ git rebase branch_name</text:span></text:p>
      <text:p text:style-name="P6"><text:span text:style-name="T88">42) </text:span>What is the main difference between git clone and git <text:tab/>remote?</text:p>
      <text:p text:style-name="P6"><text:tab/>--<text:span text:style-name="T88">&gt; git remote just creates an entry in your git config that speccifies a name for a particular URL.</text:span></text:p>
      <text:p text:style-name="P6"><text:tab/>--<text:span text:style-name="T88">&gt; git clone creates a new git repository by copying one located at the URL(remote repository ).</text:span></text:p>
      <text:p text:style-name="P6"><text:span text:style-name="T89">43) </text:span>What is GIT version control?</text:p>
      <text:p text:style-name="P18"><text:tab/><text:span text:style-name="T89">With the help of GIT version control, you can track the </text:span><text:soft-page-break/><text:span text:style-name="T89">history of a collection of files and includes the functionality to revert the collection of files to another version. <text:s/>Each version captures a snapshot of the file system at a certain point of time. A collection of files and their complete history are stored in a repository.</text:span></text:p>
      <text:p text:style-name="P6"><text:span text:style-name="T89">44)<text:tab/></text:span>What GUI do you use for working on GIT?</text:p>
      <text:p text:style-name="P6"><text:tab/><text:span text:style-name="T89">gitk</text:span></text:p>
      <text:p text:style-name="P6"><text:span text:style-name="T89">45) </text:span>What is the use of git diff <text:s/>command in GIT?</text:p>
      <text:p text:style-name="P19"><text:tab/><text:span text:style-name="T90">‘git diff ’ shows the changes between commits, commit and working tree etc.</text:span></text:p>
      <text:p text:style-name="P6"><text:span text:style-name="T90">46 )</text:span>What is git rerere?</text:p>
      <text:p text:style-name="P64"><text:span text:style-name="T1"><text:tab/></text:span>git-rerere - Reuse recorded resolution of conflicted merges</text:p>
      <text:p text:style-name="P73"><text:span text:style-name="T21"><text:tab/><text:tab/></text:span><text:span text:style-name="Strong_20_Emphasis"><text:span text:style-name="T21">Git rerere</text:span></text:span><text:span text:style-name="T21"> (reuse recorded resolution) is a hidden Git feature </text:span><text:span text:style-name="T26">and a</text:span><text:span text:style-name="T21">llow record and reuse previous conflicts resolutions.</text:span></text:p>
      <text:p text:style-name="P6"><text:span text:style-name="T91">47)<text:tab/></text:span>What are the three most popular version of git diff command?</text:p>
      <text:p text:style-name="P20"><text:tab/>--<text:span text:style-name="T92">&gt; $ git diff-tree -r {hash} <text:s/>( To ger list of files that has changed in a particular commit )</text:span></text:p>
      <text:p text:style-name="P74"><text:span text:style-name="T22"><text:tab/>---&gt;<text:tab/>$ </text:span><text:span text:style-name="Source_20_Text"><text:span text:style-name="T21">git diff --</text:span></text:span><text:span text:style-name="Source_20_Text"><text:span text:style-name="T28">cached <text:s/>( shows the difference between index and last commit)</text:span></text:span></text:p>
      <text:p text:style-name="P74"><text:span text:style-name="Source_20_Text"><text:span text:style-name="T28"><text:tab/>---&gt; $ git diff HEAD ( which shows the changes in the working directory since you last commit )</text:span></text:span></text:p>
      <text:p text:style-name="P74"><text:span text:style-name="Source_20_Text"><text:span text:style-name="T21"/></text:span></text:p>
      <text:p text:style-name="P6"><text:span text:style-name="T93">48) </text:span>What is the use of git status command?</text:p>
      <text:p text:style-name="P75"><text:span text:style-name="T22"><text:tab/></text:span><text:span text:style-name="T21">The </text:span><text:span text:style-name="Source_20_Text"><text:span text:style-name="T21">git status</text:span></text:span><text:span text:style-name="T21"> command displays the state of the working directory and the staging area. It lets you see which changes have been staged, which haven’t, and which files aren’t being tracked by Git.</text:span></text:p>
      <text:p text:style-name="P21"/>
      <text:p text:style-name="P6"><text:span text:style-name="T94">49) </text:span>What is the use of git rm command in GIT?</text:p>
      <text:p text:style-name="P64"><text:span text:style-name="T1"><text:tab/></text:span>Remove files from the working tree and from the index</text:p>
      <text:p text:style-name="P6"><text:span text:style-name="T94">50) </text:span>What is the command to apply a stash?</text:p>
      <text:p text:style-name="P6"><text:tab/><text:span text:style-name="T94">$ git stash ( To apply stash )</text:span></text:p>
      <text:p text:style-name="P6"><text:tab/><text:span text:style-name="T95">$ git stash apply ( Default stash apply )</text:span></text:p>
      <text:p text:style-name="P6"><text:tab/><text:span text:style-name="T95">$ git stash apply stash@{2} ( Apply 2</text:span><text:span text:style-name="T77">nd</text:span><text:span text:style-name="T95"> slash (particulat stash )</text:span></text:p>
      <text:p text:style-name="P6"><text:tab/><text:span text:style-name="T94">$ git stash list ( Check the stash list )</text:span></text:p>
      <text:p text:style-name="P6"><text:tab/><text:span text:style-name="T94">$ git stash pop (or) $ git stash unapply( remove the changes from stack and place them in current working directory )</text:span></text:p>
      <text:p text:style-name="P6"><text:span text:style-name="T96">51) </text:span>Why do we use git log command?</text:p>
      <text:p text:style-name="P22"><text:tab/><text:span text:style-name="T96">It will display the information of all the commits with their commit ID, commit author, commit date and SHA-1 hash of commit.</text:span></text:p>
      <text:p text:style-name="P6"><text:span text:style-name="T97">52 ) </text:span>Why do we need git add command in GIT?</text:p>
      <text:p text:style-name="P23"><text:tab/><text:span text:style-name="T97">Git add command change in the working directory to staging area.<text:tab/></text:span></text:p>
      <text:p text:style-name="P23"><text:tab/> <text:s/></text:p>
      <text:p text:style-name="P6"><text:span text:style-name="T98">53) </text:span>Why do we use git reset command?</text:p>
      <text:p text:style-name="P6"><text:tab/>-- <text:span text:style-name="T99">git-reset reset current HEAD to the specified state.</text:span></text:p>
      <text:p text:style-name="P6"><text:tab/>-- <text:span text:style-name="T99">Using for undo the changes</text:span></text:p>
      <text:p text:style-name="P6"><text:tab/><text:tab/><text:span text:style-name="T99">1. soft: $ git reset –soft HEAD~: reset the HEAD pointer only without destroying anything.</text:span></text:p>
      <text:p text:style-name="P6"><text:tab/><text:tab/><text:span text:style-name="T99">2. mixed: git reset with --mixed option revert the changes from the staging area that have not been committed yet.</text:span></text:p>
      <text:p text:style-name="P6"><text:tab/><text:tab/><text:span text:style-name="T99">3. hard: if we use git reset with --hard option it will </text:span><text:soft-page-break/><text:span text:style-name="T99">clear the stagig area and it will reset the HEAD pointer to the latest commit of the specific commit ID and delete the local files too.</text:span></text:p>
      <text:p text:style-name="P6"><text:span text:style-name="T100">54) </text:span>How can we convert git log messages to a different format?</text:p>
      <text:p text:style-name="P6"><text:tab/>--<text:span text:style-name="T100">&gt; --oneline flag convert each commit to a songe line.</text:span></text:p>
      <text:p text:style-name="P73"><text:span text:style-name="T22"><text:tab/>--&gt;<text:tab/>--stat : </text:span><text:span text:style-name="Source_20_Text"><text:span text:style-name="T21">--stat</text:span></text:span><text:span text:style-name="T21"> option displays the number of insertions and deletions to each file altered by each commit </text:span></text:p>
      <text:p text:style-name="P64"><text:tab/>--<text:span text:style-name="T153">&gt; git log -p 2 : to see <text:s/>the last two logs</text:span></text:p>
      <text:p text:style-name="P64"><text:span text:style-name="T153"><text:tab/>--&gt; git log –graph --oneline –decorate</text:span></text:p>
      <text:p text:style-name="P53"><text:tab/>--&gt;Custom Formatting :</text:p>
      <text:p text:style-name="P73"><text:span text:style-name="T32"><text:tab/><text:tab/>Ex: git log </text:span><text:span text:style-name="Source_20_Text"><text:span text:style-name="T32">--pretty=format:"%cn committed %h on %cd"</text:span></text:span></text:p>
      <text:p text:style-name="P53"><text:tab/>( Here cn: commiter name, abbrevated commit hash, and the commit date )</text:p>
      <text:p text:style-name="P64"><text:span text:style-name="T154"><text:tab/>---&gt; Filtering the commit history:</text:span></text:p>
      <text:p text:style-name="P54"><text:tab/><text:tab/>ex: git log -3</text:p>
      <text:p text:style-name="P54"><text:tab/><text:tab/><text:tab/>$ git log –after=”2017-10-30” ( By Date )</text:p>
      <text:p text:style-name="P73"><text:span text:style-name="T33"><text:tab/><text:tab/><text:tab/>$ git log --after=”</text:span><text:span text:style-name="Source_20_Text"><text:span text:style-name="T33">2014-7-1" –before="2014-7-4"</text:span></text:span></text:p>
      <text:p text:style-name="P73"><text:span text:style-name="Source_20_Text"><text:span text:style-name="T33"><text:tab/><text:tab/><text:tab/>$ git log --author=”sasidhar” (By Author)</text:span></text:span></text:p>
      <text:p text:style-name="P73"><text:span text:style-name="Source_20_Text"><text:span text:style-name="T34"><text:tab/><text:tab/><text:tab/>$ git log –grep=”JRA-224” (By message)</text:span></text:span></text:p>
      <text:p text:style-name="P73"><text:span text:style-name="Source_20_Text"><text:span text:style-name="T34"><text:tab/><text:tab/><text:tab/>$ git log -- foo.txt bar.txt (By file: Either foo file or bar file )</text:span></text:span></text:p>
      <text:p text:style-name="P76"><text:span text:style-name="Source_20_Text"><text:span text:style-name="T36">Other ways:By content -S “Hello”, By range: &lt;since&gt;..&lt;until&gt;, Differnece between two branches: git log branch1..brnach2</text:span></text:span></text:p>
      <text:p text:style-name="P54"/>
      <text:p text:style-name="P6"><text:span text:style-name="T101">55) </text:span>What are the programming languages in which git hooks can <text:tab/>be written?</text:p>
      <text:p text:style-name="P64"><text:span text:style-name="T1"><text:tab/>Git hooks are scripts that git </text:span>executes before or after events such as: commit, push, and receive.</text:p>
      <text:p text:style-name="P6"><text:span text:style-name="T102">56) </text:span>What is a commit message in GIT?</text:p>
      <text:p text:style-name="P24"><text:tab/><text:span text:style-name="T103">Commit message is a feature of git which appears when you commit a change. Git provides you a text editor where you can enter the modifications made in commits.</text:span></text:p>
      <text:p text:style-name="P24"/>
      <text:p text:style-name="P6"><text:span text:style-name="T103">57) </text:span>How GIT protects the code in a repository?</text:p>
      <text:p text:style-name="P6"><text:tab/></text:p>
      <text:p text:style-name="P6"><text:span text:style-name="T104">58)<text:tab/></text:span>How GIT provides flexibility in version control?</text:p>
      <text:p text:style-name="P6"><text:tab/><text:span text:style-name="T107">I think branching staregy</text:span></text:p>
      <text:p text:style-name="P6"><text:span text:style-name="T105">59)<text:tab/></text:span>How can we change a commit message in GIT?</text:p>
      <text:p text:style-name="P6"><text:tab/><text:span text:style-name="T107">By using git ammend</text:span></text:p>
      <text:p text:style-name="P6"><text:tab/><text:tab/><text:span text:style-name="T107">$ git commit --amend -m “new commit message”</text:span></text:p>
      <text:p text:style-name="P6"><text:span text:style-name="T105">60)<text:tab/></text:span>Why is it advisable to create an additional commit instead of amending an existing commit?</text:p>
      <text:p text:style-name="P6"><text:tab/></text:p>
      <text:p text:style-name="P6"><text:span text:style-name="T105">61)<text:tab/></text:span>What is a bare repository in GIT?</text:p>
      <text:p text:style-name="P6"><text:tab/><text:span text:style-name="T108">A Bare repository cotains version control information and no working files and it doesn’t contain the .git sudirectory, Instead <text:s/>it contains the all contents of the .git sub-directory directly in the main directory itself. </text:span></text:p>
      <text:p text:style-name="P6"><text:tab/></text:p>
      <text:p text:style-name="P6"><text:span text:style-name="T105">62)<text:tab/></text:span>How do we put a local repository on GitHub server?</text:p>
      <text:p text:style-name="P6"><text:tab/>--<text:span text:style-name="T109">&gt; Initilize local directory as git repository</text:span></text:p>
      <text:p text:style-name="P26"><text:tab/><text:tab/><text:span text:style-name="T109">$ git init</text:span></text:p>
      <text:p text:style-name="P26"><text:tab/>--<text:span text:style-name="T109">&gt; Add the files in local repository and commit those files </text:span><text:soft-page-break/><text:span text:style-name="T109">if repository is empty</text:span></text:p>
      <text:p text:style-name="P26"><text:tab/>--<text:span text:style-name="T109">&gt; Copy the remote repository link in github</text:span></text:p>
      <text:p text:style-name="P26"><text:tab/>--<text:span text:style-name="T109">&gt; $ git remote add origin link</text:span></text:p>
      <text:p text:style-name="P26"><text:tab/>-- <text:span text:style-name="T109">&gt; $ git push origin master</text:span></text:p>
      <text:p text:style-name="P26"><text:tab/></text:p>
      <text:p text:style-name="P25"><text:span text:style-name="T105">64)<text:tab/></text:span>How can we set up a Git repository to run code sanity <text:tab/>checks and <text:s/>UAT tests just before a commit?</text:p>
      <text:p text:style-name="P26"><text:tab/><text:span text:style-name="T109">A sanity or smoke test determines whether it is possible and reasonable to continue testing.</text:span></text:p>
      <text:p text:style-name="P26"/>
      <text:p text:style-name="P52">This can be done with a simple script related to the pre-commit hook of the repository. The pre-commit hook is triggered right before a commit is made, even before you are required to enter a commit message. In this script one can run other tools, such as linters and perform sanity checks on the changes being committed into the repository.</text:p>
      <text:p text:style-name="P52"/>
      <text:p text:style-name="P52">Finally, give an example, you can refer the below script:</text:p>
      <text:p text:style-name="P52"/>
      <text:p text:style-name="P52">#!/bin/sh</text:p>
      <text:p text:style-name="P52">files=$(git diff –cached –name-only –diff-filter=ACM | grep ‘.go$’)</text:p>
      <text:p text:style-name="P52">if [ -z files ]; then</text:p>
      <text:p text:style-name="P52">exit 0</text:p>
      <text:p text:style-name="P52">fi</text:p>
      <text:p text:style-name="P52">unfmtd=$(gofmt -l $files)</text:p>
      <text:p text:style-name="P52">if [ -z unfmtd ]; then</text:p>
      <text:p text:style-name="P52">exit 0</text:p>
      <text:p text:style-name="P52">fi</text:p>
      <text:p text:style-name="P52">echo “Some .go files are not fmt’d”</text:p>
      <text:p text:style-name="P52">exit 1</text:p>
      <text:p text:style-name="P52"/>
      <text:p text:style-name="P52">This script checks to see if any .go file that is about to be committed needs to be passed through the standard Go source code formatting tool gofmt. By exiting with a non-zero status, the script effectively prevents the commit from being applied to the repository.</text:p>
      <text:p text:style-name="P26"/>
      <text:p text:style-name="P26"/>
      <text:p text:style-name="P6"><text:span text:style-name="T105">65)<text:tab/></text:span>How can we revert a commit that was pushed earlier and is public now?</text:p>
      <text:p text:style-name="P6"><text:tab/></text:p>
      <text:p text:style-name="P6"><text:span text:style-name="T105">66) </text:span>In GIT, how will you compress last n commits into a single commit?</text:p>
      <text:p text:style-name="P6"><text:tab/><text:span text:style-name="T110">By <text:s/>using squash command</text:span></text:p>
      <text:p text:style-name="P6"><text:tab/><text:span text:style-name="T110">$ </text:span></text:p>
      <text:p text:style-name="P6"><text:span text:style-name="T105">67)<text:tab/></text:span>How will you switch from one branch to a new branch in GIT?<text:tab/></text:p>
      <text:p text:style-name="P6"><text:tab/><text:span text:style-name="T111">$ git checckout branch_name</text:span></text:p>
      <text:p text:style-name="P6"/>
      <text:p text:style-name="P6"><text:span text:style-name="T105">68)<text:tab/></text:span>How can we clean unwanted files from our working <text:tab/>directory in GIT?</text:p>
      <text:p text:style-name="P6"><text:tab/><text:span text:style-name="T112">To delete untracked files : $ git clean -n</text:span></text:p>
      <text:p text:style-name="P6"><text:tab/><text:span text:style-name="T113">To remove the file : git rm --cached filename</text:span></text:p>
      <text:p text:style-name="P6"><text:soft-page-break/></text:p>
      <text:p text:style-name="P6"><text:span text:style-name="T105">69)<text:tab/></text:span>What is the purpose of git tag command?</text:p>
      <text:p text:style-name="P27"><text:tab/><text:span text:style-name="T114">Tag assigns a meaningful name with a specific version in the repository. </text:span></text:p>
      <text:p text:style-name="P55"><text:tab/>To list the available tags we use $ git tag</text:p>
      <text:p text:style-name="P6"><text:span text:style-name="T105">70)<text:tab/></text:span>What is cherry-pick in GIT?</text:p>
      <text:p text:style-name="P64"><text:span text:style-name="T1"><text:tab/></text:span>Cherry picking in git means to choose a commit from one branch and apply it onto another. </text:p>
      <text:p text:style-name="P6">--<text:span text:style-name="T115">&gt; go to on which branch we want to applyt the commit</text:span></text:p>
      <text:p text:style-name="P6">---<text:span text:style-name="T115">&gt; git cherry-pick &lt;commit_hash_of_another_branch&gt;</text:span></text:p>
      <text:p text:style-name="P6"><text:span text:style-name="T105">71)<text:tab/></text:span>What is shortlog in GIT?</text:p>
      <text:p text:style-name="P73"><text:span text:style-name="T22"><text:tab/>To </text:span><text:span text:style-name="T21">Summarize </text:span><text:span text:style-name="Emphasis"><text:span text:style-name="T21">git log</text:span></text:span><text:span text:style-name="T21"> output </text:span><text:span text:style-name="T38">we use “ git shortlog “ or “git log –pretty”</text:span></text:p>
      <text:p text:style-name="P56"><text:tab/>$ git shortlog &lt;option&gt; (Options: -n, -s, -e ...etc ) (OR)</text:p>
      <text:p text:style-name="P56"><text:tab/>$ git log –pretty=short</text:p>
      <text:p text:style-name="P6"><text:span text:style-name="T106">72)<text:tab/></text:span>How can you find the names of files that were changed in <text:tab/>a specific commit?</text:p>
      <text:p text:style-name="P6"><text:tab/><text:span text:style-name="T116">$ git diff --name-only &lt;SHA&gt; (or)</text:span></text:p>
      <text:p text:style-name="P6"><text:tab/><text:span text:style-name="T117">$ git whatchanged -1(or)-2 ...etc</text:span></text:p>
      <text:p text:style-name="P6"><text:span text:style-name="T106">73)<text:tab/></text:span>How can we attach an automated script to run on the event <text:tab/>of a new commit by push command?</text:p>
      <text:p text:style-name="P101"><text:span text:style-name="T1"><text:tab/></text:span>99 down vote accepted </text:p>
      <text:p text:style-name="Text_20_body"><text:span text:style-name="T21">First, make sure that you can push manually without providing your password. If you are pushing over HTTP or HTTPS, that will be a case of either </text:span><text:a xlink:type="simple" xlink:href="https://stackoverflow.com/questions/6031214/git-how-to-use-netrc-file-on-windows-to-save-user-and-password" text:style-name="Internet_20_link" text:visited-style-name="Visited_20_Internet_20_Link"><text:span text:style-name="T21">creating a </text:span></text:a><text:a xlink:type="simple" xlink:href="https://stackoverflow.com/questions/6031214/git-how-to-use-netrc-file-on-windows-to-save-user-and-password" text:style-name="Internet_20_link" text:visited-style-name="Visited_20_Internet_20_Link"><text:span text:style-name="Source_20_Text"><text:span text:style-name="T21">.netrc</text:span></text:span></text:a><text:a xlink:type="simple" xlink:href="https://stackoverflow.com/questions/6031214/git-how-to-use-netrc-file-on-windows-to-save-user-and-password" text:style-name="Internet_20_link" text:visited-style-name="Visited_20_Internet_20_Link"><text:span text:style-name="T21"> file with the login details</text:span></text:a><text:span text:style-name="T21"> or </text:span><text:a xlink:type="simple" xlink:href="https://stackoverflow.com/questions/5093558/using-github-behind-a-firewall-without-ssh-access/5093726#5093726" text:style-name="Internet_20_link" text:visited-style-name="Visited_20_Internet_20_Link"><text:span text:style-name="T21">adding your username and password into the URL for the remote</text:span></text:a><text:span text:style-name="T21">. If you're using SSH, you can either create a keypair where the private key doesn't have a password, or </text:span><text:a xlink:type="simple" xlink:href="https://stackoverflow.com/questions/1595848/configuring-git-over-ssh/1595863#1595863" text:style-name="Internet_20_link" text:visited-style-name="Visited_20_Internet_20_Link"><text:span text:style-name="T21">use </text:span></text:a><text:a xlink:type="simple" xlink:href="https://stackoverflow.com/questions/1595848/configuring-git-over-ssh/1595863#1595863" text:style-name="Internet_20_link" text:visited-style-name="Visited_20_Internet_20_Link"><text:span text:style-name="Source_20_Text"><text:span text:style-name="T21">ssh-agent</text:span></text:span></text:a><text:a xlink:type="simple" xlink:href="https://stackoverflow.com/questions/1595848/configuring-git-over-ssh/1595863#1595863" text:style-name="Internet_20_link" text:visited-style-name="Visited_20_Internet_20_Link"><text:span text:style-name="T21"> to cache your private key</text:span></text:a><text:span text:style-name="T21">.</text:span></text:p>
      <text:p text:style-name="Text_20_body"><text:span text:style-name="T21">Then you should create a file in </text:span><text:span text:style-name="Source_20_Text"><text:span text:style-name="T21">.git/hooks/post-commit</text:span></text:span><text:span text:style-name="T21"> that contains the following:</text:span></text:p>
      <text:p text:style-name="Preformatted_20_Text"><text:span text:style-name="Source_20_Text"><text:span text:style-name="T21">#!/bin/sh</text:span></text:span></text:p>
      <text:p text:style-name="P81"><text:span text:style-name="Source_20_Text"><text:span text:style-name="T21">git push origin master</text:span></text:span></text:p>
      <text:p text:style-name="P28"><text:tab/></text:p>
      <text:p text:style-name="P6"><text:span text:style-name="T106">74)<text:tab/></text:span>What is the difference between pre-receive, update and post-receive hooks in GIT?</text:p>
      <text:p text:style-name="P6"><text:tab/><text:span text:style-name="T118">P</text:span><text:span text:style-name="T120">rereceive </text:span><text:span text:style-name="T122">h</text:span><text:span text:style-name="T120">ook:</text:span></text:p>
      <text:p text:style-name="P6"><text:span text:style-name="T120"><text:tab/></text:span><text:span text:style-name="T121">Update:</text:span></text:p>
      <text:p text:style-name="P73"><text:span text:style-name="T59"><text:tab/>Post-reveive hook: The </text:span><text:span text:style-name="Source_20_Text"><text:span text:style-name="T59">post-receive</text:span></text:span><text:span text:style-name="T59"> hook runs after the entire process is completed and can be used to update other services or notify users. </text:span></text:p>
      <text:p text:style-name="P6"><text:span text:style-name="T106">75)<text:tab/></text:span>Do we have to store Scripts for GIT hooks within same repository?</text:p>
      <text:p text:style-name="P6"><text:tab/><text:span text:style-name="T125">No</text:span></text:p>
      <text:p text:style-name="P6"><text:span text:style-name="T106">76)<text:tab/></text:span>How can we determine the commit that is the source of a bug in GIT?</text:p>
      <text:p text:style-name="P64"><text:span text:style-name="T1"><text:tab/></text:span>git-bisect - Use binary search to find the commit that introduced a bug</text:p>
      <text:p text:style-name="P64"><text:tab/><text:span text:style-name="T160">$ git bisect start</text:span></text:p>
      <text:p text:style-name="P64"><text:span text:style-name="T160"><text:tab/>$ git bisect good ( We have to search many times for bad and <text:tab/><text:tab/><text:tab/><text:tab/><text:tab/>good commit )</text:span></text:p>
      <text:p text:style-name="P61"><text:tab/>$ git bisect bad</text:p>
      <text:p text:style-name="P64"><text:soft-page-break/></text:p>
      <text:p text:style-name="P64"/>
      <text:p text:style-name="P6"><text:span text:style-name="T106">77)<text:tab/></text:span>How can we see differences between two commits in GIT?</text:p>
      <text:p text:style-name="P6"><text:tab/><text:span text:style-name="T126">$ Git diff com1..com2</text:span></text:p>
      <text:p text:style-name="P6"><text:span text:style-name="T106">78)<text:tab/></text:span>What are the different ways to identify a commit in GIT?</text:p>
      <text:p text:style-name="P6"><text:tab/>--<text:span text:style-name="T126">&gt; By Using SHA</text:span></text:p>
      <text:p text:style-name="P6"><text:tab/><text:tab/><text:span text:style-name="T126">$ git show SHA</text:span></text:p>
      <text:p text:style-name="P6"><text:tab/>--<text:span text:style-name="T126">&gt; By Using log command</text:span></text:p>
      <text:p text:style-name="P6"><text:tab/>--<text:span text:style-name="T126">&gt;</text:span></text:p>
      <text:p text:style-name="P6"/>
      <text:p text:style-name="P6"><text:span text:style-name="T127">79) </text:span>When we run git branch &lt;branchname&gt;, how does GIT know <text:tab/>the SHA-1 of the last commit?</text:p>
      <text:p text:style-name="P6"><text:tab/><text:span text:style-name="T128">Not Sure: Using HEAD</text:span></text:p>
      <text:p text:style-name="P57">BY using $ git log --oneline --decorate we can find on which branch we are working</text:p>
      <text:p text:style-name="P58">After creating and login to the branch the HEAD pointer will move to that branch </text:p>
      <text:p text:style-name="P57"><text:tab/></text:p>
      <text:p text:style-name="P6"><text:tab/></text:p>
      <text:p text:style-name="P6"><text:span text:style-name="T129">80) </text:span>What are the different types of Tags you can create in <text:tab/>GIT?</text:p>
      <text:p text:style-name="P29"><text:tab/><text:span text:style-name="T129">Create tag: $ git -a ‘Release_1_0’ -m “comment’ HEAD</text:span></text:p>
      <text:p text:style-name="P29"><text:tab/><text:span text:style-name="T132">1. Signed tags:</text:span><text:span text:style-name="T130"> ( GPG signature )</text:span></text:p>
      <text:p text:style-name="P29"><text:tab/><text:tab/><text:span text:style-name="T130">$ git<text:tab/>tag<text:tab/>-s<text:tab/>v1.5<text:tab/>-m<text:tab/>'my<text:tab/>signed<text:tab/>1.5<text:tab/>tag'</text:span></text:p>
      <text:p text:style-name="P29"><text:tab/><text:span text:style-name="T132">2. Lightweght tags: </text:span><text:span text:style-name="T130">This is stores only commit checksum in a file:<text:tab/></text:span></text:p>
      <text:p text:style-name="P29"><text:tab/><text:span text:style-name="T130">$ git tag v1.4-lw</text:span></text:p>
      <text:p text:style-name="P70"><text:tab/><text:span text:style-name="T131">3. Verifying tags:</text:span><text:span text:style-name="T123"> <text:s/></text:span></text:p>
      <text:p text:style-name="P29"><text:span text:style-name="T123"><text:tab/><text:tab/></text:span><text:span text:style-name="T124">$ git tag -v v1.4.2.1</text:span></text:p>
      <text:p text:style-name="P60"><text:span text:style-name="T124">4. </text:span><text:span text:style-name="T119">Tagging later:<text:tab/></text:span></text:p>
      <text:p text:style-name="P71"><text:tab/>$ git tag -a v1.2 -m ‘message’ previous_commit_hash</text:p>
      <text:p text:style-name="P71">5. Sharing Tags:</text:p>
      <text:p text:style-name="P29"><text:tab/><text:span text:style-name="T133">To push we use this</text:span></text:p>
      <text:p text:style-name="P29"><text:tab/><text:span text:style-name="T133">$ git push origin tag_name</text:span></text:p>
      <text:p text:style-name="P6"/>
      <text:p text:style-name="P6"><text:span text:style-name="T134">81)</text:span>How can we rename a remote repository?</text:p>
      <text:p text:style-name="P77"><text:span text:style-name="T22"><text:tab/>---&gt;</text:span><text:span text:style-name="T21">The </text:span><text:span text:style-name="Source_20_Text"><text:span text:style-name="T21">git remote set-url</text:span></text:span><text:span text:style-name="T21"> command changes an existing remote repository URL.</text:span><text:span text:style-name="T22"><text:tab/></text:span></text:p>
      <text:p text:style-name="P102"><text:span text:style-name="T1"><text:tab/>$ gt remote set-url URL_Link <text:s/>(OR)</text:span></text:p>
      <text:p text:style-name="P102"><text:span text:style-name="T163"><text:tab/>$ git remote set-url origin &lt;New URL&gt;</text:span></text:p>
      <text:p text:style-name="P59"><text:tab/>---<text:span text:style-name="T135">&gt; To Rename the repository:( Ex ww want to change from origin to sasidhar )</text:span></text:p>
      <text:p text:style-name="P59"><text:tab/><text:tab/><text:span text:style-name="T136">$ git remote rename origin &lt;New_Name:sasidhar&gt; <text:s/>(OR)</text:span></text:p>
      <text:p text:style-name="P59"><text:tab/><text:tab/>---<text:span text:style-name="T137">&gt; Edit the .git/description to change the name of Displayed name locally.</text:span></text:p>
      <text:p text:style-name="P59"><text:tab/><text:span text:style-name="T83">----</text:span><text:span text:style-name="T85">&gt; (IMP) Go to github --&gt; Select the repository which we want to rename <text:s/>--&gt; In the top heading last one: Select Settings</text:span></text:p>
      <text:p text:style-name="P69">--<text:span text:style-name="T138">&gt; Edit Repository Name: Save</text:span></text:p>
      <text:p text:style-name="P59"/>
      <text:p text:style-name="P62"/>
      <text:p text:style-name="P6"><text:span text:style-name="T139">82)</text:span>How can we see the last commit on each of our branch in <text:tab/>GIT?</text:p>
      <text:p text:style-name="P6">Is origin a special branch in GIT?</text:p>
      <text:p text:style-name="P73"><text:span text:style-name="T22"><text:tab/>$ </text:span><text:span text:style-name="Source_20_Text"><text:span text:style-name="T21">git for-each-ref --sort=-committerdate refs/heads/</text:span></text:span></text:p>
      <text:p text:style-name="P6"/>
      <text:p text:style-name="P6"><text:soft-page-break/><text:span text:style-name="T140">83) </text:span>How can we configure GIT to not ask for password every <text:tab/>time?</text:p>
      <text:p text:style-name="P73"><text:span text:style-name="T22"><text:tab/>By Usin : </text:span><text:span text:style-name="Source_20_Text"><text:span text:style-name="T21">$ git config credential.helper store</text:span></text:span></text:p>
      <text:p text:style-name="P6"/>
      <text:p text:style-name="P6"><text:span text:style-name="T141">84) </text:span>What are the four major protocols used by GIT for data transfer?</text:p>
      <text:p text:style-name="P6"><text:tab/><text:span text:style-name="T141">1. Local : Run locally, </text:span></text:p>
      <text:p text:style-name="P6"><text:tab/><text:span text:style-name="T141">2. SSH,: Network based only, It’s read and write.</text:span></text:p>
      <text:p text:style-name="P6"><text:tab/><text:span text:style-name="T141">3. git: Read only, port : 9418, Create git-deamon-export-ok</text:span></text:p>
      <text:p text:style-name="P6"><text:tab/><text:span text:style-name="T141">4. HTTP: Read only,</text:span></text:p>
      <text:p text:style-name="P6"><text:span text:style-name="T142">85) </text:span>What is GIT protocol?</text:p>
      <text:p text:style-name="P30"><text:tab/><text:span text:style-name="T142">his<text:tab/>is<text:tab/>a<text:tab/>special<text:tab/>daemon<text:tab/>that<text:tab/>comes<text:tab/>packaged with<text:tab/>Git;<text:tab/>it<text:tab/>listens<text:tab/>on<text:tab/>a<text:tab/>dedicated<text:tab/>port<text:tab/>(9418) that provides<text:tab/>a<text:tab/>service<text:tab/>similar<text:tab/>to<text:tab/>the<text:tab/>SSH protocol,<text:tab/>but with<text:tab/>absolutely no<text:tab/>uthentication. For a repository to be served over the GIT protocol, we need to create the git-deamon-export-ok file. ( Not recomended ) </text:span></text:p>
      <text:p text:style-name="P30"/>
      <text:p text:style-name="P6"><text:span text:style-name="T143">86) </text:span>How can we work on a project where we do not have push access?</text:p>
      <text:p text:style-name="P64"><text:span text:style-name="T1"><text:tab/>Not Sure: Using fork , forks </text:span>let you make changes to a project <text:span text:style-name="T144"><text:s/></text:span>without affecting the original repository. You can fetch updates from or submit changes to the original repository with pull requests.</text:p>
      <text:p text:style-name="P6"><text:span text:style-name="T144">88)</text:span>What is git grep?</text:p>
      <text:p text:style-name="P64"><text:span text:style-name="T1"><text:tab/></text:span>git-grep - Print lines matching a pattern, Look for specified patterns in the tracked files .</text:p>
      <text:p text:style-name="P63">Many ways we can use ‘git grep’</text:p>
      <text:p text:style-name="P63">$ git grep --all-match -e &lt;search1&gt; <text:s/>(OR)</text:p>
      <text:p text:style-name="P63">$ git grep --all-match -e &lt;search1&gt; -e &lt;search2&gt; -e &lt;search3&gt; ..etc</text:p>
      <text:p text:style-name="P64"/>
      <text:p text:style-name="P6"><text:span text:style-name="T144">90)</text:span>How will you split a commit into multiple commits?</text:p>
      <text:p text:style-name="P6"><text:tab/><text:span text:style-name="T145">By using $ git rebase -i ( Note First we need to do $ git reset HEAD~ )</text:span></text:p>
      <text:p text:style-name="P6"><text:span text:style-name="T144">91)</text:span>What is filter-branch in GIT?</text:p>
      <text:p text:style-name="P73"><text:span text:style-name="T22"><text:tab/>T</text:span><text:span text:style-name="T21">he </text:span><text:span text:style-name="Source_20_Text"><text:span text:style-name="T21">git filter-branch</text:span></text:span><text:span text:style-name="T21"> command and the BFG Repo-Cleaner rewrite your repository's history.</text:span></text:p>
      <text:p text:style-name="P64"><text:tab/><text:span text:style-name="T168">$ </text:span>git filter-branch --force --index-filter \</text:p>
      <text:p text:style-name="Preformatted_20_Text"><text:span text:style-name="T21">'git rm --cached --ignore-unmatch </text:span><text:span text:style-name="Emphasis"><text:span text:style-name="T21">PATH-TO-YOUR-FILE-WITH-SENSITIVE-DATA</text:span></text:span><text:span text:style-name="T21">' \ --prune-empty --tag-name-filter cat -- --all</text:span></text:p>
      <text:p text:style-name="P64"/>
      <text:p text:style-name="P6"><text:span text:style-name="T144">92)</text:span>What are the three main trees maintained by GIT?<text:tab/></text:p>
      <text:p text:style-name="P6"><text:tab/><text:span text:style-name="T146">1. Working Directory</text:span></text:p>
      <text:p text:style-name="P6"><text:tab/><text:span text:style-name="T146">2. Staging Area,</text:span></text:p>
      <text:p text:style-name="P6"><text:tab/><text:span text:style-name="T146">3. HEAD </text:span></text:p>
      <text:p text:style-name="P6"/>
      <text:p text:style-name="P6"><text:span text:style-name="T144">93)</text:span>What are the three main steps of working GIT?</text:p>
      <text:p text:style-name="P6"><text:tab/><text:span text:style-name="T147">Three stages of git are:</text:span></text:p>
      <text:p text:style-name="P64"><text:span text:style-name="T1"><text:tab/>1. </text:span>Untracked: the file exists, but is not part of git's <text:tab/><text:tab/> <text:s text:c="2"/>version control </text:p>
      <text:list xml:id="list7085958031364285357" text:style-name="L2">
        <text:list-header>
          <text:p text:style-name="P87"><text:span text:style-name="T147">2. </text:span>Staged: the file has been added to git's version control but changes have not been committed </text:p>
          <text:p text:style-name="P86"><text:span text:style-name="T147">3. </text:span>Committed: the change has been committed </text:p>
        </text:list-header>
      </text:list>
      <text:p text:style-name="P6"><text:soft-page-break/></text:p>
      <text:p text:style-name="P6"/>
      <text:p text:style-name="P6"/>
      <text:p text:style-name="P6"><text:span text:style-name="T148">94)</text:span>What are ours and theirs merge options in GIT?</text:p>
      <text:p text:style-name="P65">1.merge</text:p>
      <text:p text:style-name="P65">2. rebase</text:p>
      <text:p text:style-name="P6"><text:span text:style-name="T144">95)</text:span>How can we ignore merge conflicts due to Whitespace?</text:p>
      <text:p text:style-name="P73"><text:span text:style-name="T52">$ </text:span><text:span text:style-name="Source_20_Text"><text:span text:style-name="T21">git merge -Xignore-space-change </text:span></text:span><text:span text:style-name="Source_20_Text"><text:span text:style-name="T52">(OR) $ </text:span></text:span><text:span text:style-name="Source_20_Text"><text:span text:style-name="T21">git merge </text:span></text:span><text:span text:style-name="Source_20_Text"><text:span text:style-name="T52">&lt;REV&gt; </text:span></text:span><text:span text:style-name="Source_20_Text"><text:span text:style-name="T21">-Xignore-space-change</text:span></text:span></text:p>
      <text:p text:style-name="P73"><text:span text:style-name="Source_20_Text"><text:span text:style-name="T21"><text:tab/></text:span></text:span><text:span text:style-name="Source_20_Text"><text:span text:style-name="T53">(OR)</text:span></text:span></text:p>
      <text:p text:style-name="P73"><text:span text:style-name="Source_20_Text"><text:span text:style-name="T53">git cherry-pick &lt;REV&gt; -Xignore-space-change</text:span></text:span></text:p>
      <text:p text:style-name="P73"><text:span text:style-name="Source_20_Text"><text:span text:style-name="T21"/></text:span></text:p>
      <text:p text:style-name="P64"><text:span text:style-name="T144">96)What is git blame?</text:span></text:p>
      <text:p text:style-name="P73"><text:span text:style-name="T22"><text:tab/>The </text:span><text:a xlink:type="simple" xlink:href="https://git-scm.com/docs/git-blame" text:style-name="Internet_20_link" text:visited-style-name="Visited_20_Internet_20_Link"><text:span text:style-name="T22">git blame</text:span></text:a><text:span text:style-name="T22"> command can be used to determine when a certain change was made. It shows what revision and author last modified each line of a file </text:span></text:p>
      <text:p text:style-name="P91">$ git blame <text:span text:style-name="T170">&lt;option&gt; &lt;file_name&gt;</text:span></text:p>
      <text:p text:style-name="P78"><text:span text:style-name="T55">Ex: </text:span><text:span text:style-name="Source_20_Text"><text:span text:style-name="T54">git blame core/lib/Drupal/Core/Entity/Entity.php -L 62,76</text:span></text:span></text:p>
      <text:p text:style-name="P90"/>
      <text:p text:style-name="P6"><text:span text:style-name="T144">97)</text:span>What is a submodule in GIT?</text:p>
      <text:p text:style-name="P79"><text:span text:style-name="T57"><text:tab/></text:span><text:span text:style-name="Strong_20_Emphasis"><text:span text:style-name="T21">Git submodules are a way of linking to a repository inside another</text:span></text:span><text:span text:style-name="T21">. For example, if your project needs to use someone else's project that's hosted on Github then you can use it as a submodule rather than including all the code from that project. </text:span></text:p>
      <text:p text:style-name="P80"><text:span text:style-name="T58">Ex: </text:span><text:span text:style-name="Source_20_Text"><text:span text:style-name="T21">$ git submodule add </text:span></text:span><text:span text:style-name="Source_20_Text"><text:span text:style-name="T58">&lt;</text:span></text:span><text:span text:style-name="Source_20_Text"><text:span text:style-name="T21">repository</text:span></text:span><text:span text:style-name="Source_20_Text"><text:span text:style-name="T58">&gt; &lt;</text:span></text:span><text:span text:style-name="Source_20_Text"><text:span text:style-name="T21">directory</text:span></text:span><text:span text:style-name="Source_20_Text"><text:span text:style-name="T58">&gt;</text:span></text:span></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arial, sans-serif"/>
    <style:font-face style:name="Monaco" svg:font-family="Monaco, Menl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6T23:55:39.099903411</dc:date>
    <meta:editing-duration>PT22H1M43S</meta:editing-duration>
    <meta:editing-cycles>130</meta:editing-cycles>
    <meta:generator>LibreOffice/5.1.6.2$Linux_X86_64 LibreOffice_project/10m0$Build-2</meta:generator>
    <meta:document-statistic meta:table-count="1" meta:image-count="0" meta:object-count="0" meta:page-count="13" meta:paragraph-count="385" meta:word-count="4479" meta:character-count="24768" meta:non-whitespace-character-count="20353"/>
  </office:meta>
</office:document-meta>
</file>